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6.293in"/>
    </style:style>
    <style:style style:name="Table12" style:family="table">
      <style:table-properties style:width="6.2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text-autospace="none" fo:margin-bottom="0in" fo:line-height="100%"/>
      <style:text-properties style:font-name="Courier New" style:font-name-complex="Courier New" fo:color="#804000" fo:font-size="12pt" style:font-size-asian="12pt" style:font-size-complex="12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1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3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2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2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5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0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5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1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7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8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1" style:parent-style-name="Normal" style:family="paragraph">
      <style:paragraph-properties fo:margin-bottom="0in" fo:line-height="100%"/>
    </style:style>
    <style:style style:name="T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3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4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7" style:family="table-column">
      <style:table-column-properties style:column-width="6.293in"/>
    </style:style>
    <style:style style:name="Table96" style:family="table">
      <style:table-properties style:width="6.293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804000" fo:font-size="12pt" style:font-size-asian="12pt" style:font-size-complex="12pt" style:language-asian="fr" style:country-asian="FR"/>
    </style:style>
    <style:style style:name="P101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804000" fo:font-size="12pt" style:font-size-asian="12pt" style:font-size-complex="12pt" style:language-asian="fr" style:country-asian="FR"/>
    </style:style>
    <style:style style:name="P102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103" style:parent-style-name="Normal" style:family="paragraph">
      <style:paragraph-properties fo:margin-bottom="0in" fo:line-height="100%" fo:background-color="#FFFFFF"/>
    </style:style>
    <style:style style:name="T104" style:parent-style-name="Policepardéfaut" style:family="text">
      <style:text-properties style:font-name="Courier New" style:font-name-asian="Times New Roman" style:font-name-complex="Courier New" fo:color="#8000FF" fo:font-size="12pt" style:font-size-asian="12pt" style:font-size-complex="12pt" style:language-asian="fr" style:country-asian="FR"/>
    </style:style>
    <style:style style:name="T10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07" style:parent-style-name="Normal" style:family="paragraph">
      <style:paragraph-properties fo:margin-bottom="0in" fo:line-height="100%" fo:background-color="#FFFFFF"/>
    </style:style>
    <style:style style:name="T10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09" style:parent-style-name="Policepardéfaut" style:family="text">
      <style:text-properties style:font-name="Courier New" style:font-name-asian="Times New Roman" style:font-name-complex="Courier New" fo:color="#8000FF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1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1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1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1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1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1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1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2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22" style:parent-style-name="Normal" style:family="paragraph">
      <style:paragraph-properties fo:margin-bottom="0in" fo:line-height="100%" fo:background-color="#FFFFFF"/>
    </style:style>
    <style:style style:name="T12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25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12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27" style:parent-style-name="Normal" style:family="paragraph">
      <style:paragraph-properties fo:margin-bottom="0in" fo:line-height="100%" fo:background-color="#FFFFFF"/>
    </style:style>
    <style:style style:name="T12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30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13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3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3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42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143" style:parent-style-name="Normal" style:family="paragraph">
      <style:paragraph-properties fo:margin-bottom="0in" fo:line-height="100%" fo:background-color="#FFFFFF"/>
    </style:style>
    <style:style style:name="T14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4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4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5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5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52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15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5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5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5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5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58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bottom="0in" fo:line-height="100%" fo:background-color="#FFFFFF"/>
    </style:style>
    <style:style style:name="T16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T16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6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6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6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6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16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69" style:parent-style-name="Normal" style:family="paragraph">
      <style:paragraph-properties fo:margin-bottom="0in" fo:line-height="100%" fo:background-color="#FFFFFF"/>
    </style:style>
    <style:style style:name="T17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7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7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7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7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76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17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7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80" style:parent-style-name="Normal" style:family="paragraph">
      <style:paragraph-properties fo:margin-bottom="0in" fo:line-height="100%" fo:background-color="#FFFFFF"/>
    </style:style>
    <style:style style:name="T18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8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83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18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8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8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187" style:parent-style-name="Normal" style:family="paragraph">
      <style:paragraph-properties fo:margin-bottom="0in" fo:line-height="100%" fo:background-color="#FFFFFF"/>
    </style:style>
    <style:style style:name="T18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8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9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T19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9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9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9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9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19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98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19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00" style:parent-style-name="Normal" style:family="paragraph">
      <style:paragraph-properties fo:margin-bottom="0in" fo:line-height="100%" fo:background-color="#FFFFFF"/>
    </style:style>
    <style:style style:name="T20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03" style:parent-style-name="Normal" style:family="paragraph">
      <style:paragraph-properties fo:margin-bottom="0in" fo:line-height="100%" fo:background-color="#FFFFFF"/>
    </style:style>
    <style:style style:name="T20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0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0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0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0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1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1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12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1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14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2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18" style:parent-style-name="Normal" style:family="paragraph">
      <style:paragraph-properties fo:margin-bottom="0in" fo:line-height="100%" fo:background-color="#FFFFFF"/>
    </style:style>
    <style:style style:name="T219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2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2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2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2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2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2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29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23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3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3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33" style:parent-style-name="Normal" style:family="paragraph">
      <style:paragraph-properties fo:margin-bottom="0in" fo:line-height="100%" fo:background-color="#FFFFFF"/>
    </style:style>
    <style:style style:name="T23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3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36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23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3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4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4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42" style:parent-style-name="Normal" style:family="paragraph">
      <style:paragraph-properties fo:margin-bottom="0in" fo:line-height="100%" fo:background-color="#FFFFFF"/>
    </style:style>
    <style:style style:name="T24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4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4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T246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4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48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4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50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51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25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53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254" style:parent-style-name="Normal" style:family="paragraph">
      <style:paragraph-properties fo:margin-bottom="0in" fo:line-height="100%" fo:background-color="#FFFFFF"/>
    </style:style>
    <style:style style:name="T25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5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T257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25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59" style:parent-style-name="Normal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P260" style:parent-style-name="Normal" style:family="paragraph">
      <style:paragraph-properties fo:margin-bottom="0in" fo:line-height="100%" fo:background-color="#FFFFFF"/>
    </style:style>
    <style:style style:name="T26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6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2pt" style:font-size-asian="12pt" style:font-size-complex="12pt" style:language-asian="fr" style:country-asian="FR"/>
    </style:style>
    <style:style style:name="T26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264" style:parent-style-name="Policepardéfaut" style:family="text">
      <style:text-properties style:font-name="Courier New" style:font-name-asian="Times New Roman" style:font-name-complex="Courier New" fo:color="#FF8000" fo:font-size="12pt" style:font-size-asian="12pt" style:font-size-complex="12pt" style:language-asian="fr" style:country-asian="FR"/>
    </style:style>
    <style:style style:name="T26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66" style:parent-style-name="Normal" style:family="paragraph">
      <style:paragraph-properties fo:margin-bottom="0in" fo:line-height="100%" fo:background-color="#FFFFFF"/>
    </style:style>
    <style:style style:name="T26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2pt" style:font-size-asian="12pt" style:font-size-complex="12pt" style:language-asian="fr" style:country-asian="FR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69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70" style:parent-style-name="Paragraphedeliste" style:list-style-name="LFO1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27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73" style:family="table-column">
      <style:table-column-properties style:column-width="6.918in"/>
    </style:style>
    <style:style style:name="Table272" style:family="table">
      <style:table-properties style:width="6.918in" fo:margin-left="0in" table:align="left"/>
    </style:style>
    <style:style style:name="TableRow274" style:family="table-row">
      <style:table-row-properties style:min-row-height="2.6868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style:text-autospace="none" fo:margin-bottom="0in" fo:line-height="100%"/>
      <style:text-properties style:font-name="Courier New" style:font-name-complex="Courier New" fo:color="#804000" fo:font-size="12pt" style:font-size-asian="12pt" style:font-size-complex="12pt" fo:background-color="#FFFFFF"/>
    </style:style>
    <style:style style:name="P277" style:parent-style-name="Normal" style:family="paragraph">
      <style:paragraph-properties style:text-autospace="none" fo:margin-bottom="0in" fo:line-height="100%"/>
    </style:style>
    <style:style style:name="T278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27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281" style:parent-style-name="Normal" style:family="paragraph">
      <style:paragraph-properties style:text-autospace="none" fo:margin-bottom="0in" fo:line-height="100%"/>
    </style:style>
    <style:style style:name="T28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3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28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28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28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8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290" style:parent-style-name="Normal" style:family="paragraph">
      <style:paragraph-properties style:text-autospace="none" fo:margin-bottom="0in" fo:line-height="100%"/>
    </style:style>
    <style:style style:name="T29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29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2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295" style:parent-style-name="Normal" style:family="paragraph">
      <style:paragraph-properties style:text-autospace="none" fo:margin-bottom="0in" fo:line-height="100%"/>
    </style:style>
    <style:style style:name="T29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2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29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2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0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0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0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0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0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1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31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1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1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1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1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1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2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2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2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2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2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2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2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2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3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3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3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3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3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3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2pt" style:font-size-asian="12pt" style:font-size-complex="12pt" fo:background-color="#FFFFFF"/>
    </style:style>
    <style:style style:name="P338" style:parent-style-name="Normal" style:family="paragraph">
      <style:paragraph-properties style:text-autospace="none" fo:margin-bottom="0in" fo:line-height="100%"/>
    </style:style>
    <style:style style:name="T33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41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4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4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4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4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4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2pt" style:font-size-asian="12pt" style:font-size-complex="12pt" fo:background-color="#FFFFFF"/>
    </style:style>
    <style:style style:name="P350" style:parent-style-name="Normal" style:family="paragraph">
      <style:paragraph-properties style:text-autospace="none" fo:margin-bottom="0in" fo:line-height="100%"/>
    </style:style>
    <style:style style:name="T35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5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3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55" style:parent-style-name="Normal" style:family="paragraph">
      <style:paragraph-properties style:text-autospace="none" fo:margin-bottom="0in" fo:line-height="100%"/>
    </style:style>
    <style:style style:name="T35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5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5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5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6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2pt" style:font-size-asian="12pt" style:font-size-complex="12pt" fo:background-color="#FFFFFF"/>
    </style:style>
    <style:style style:name="P362" style:parent-style-name="Normal" style:family="paragraph">
      <style:paragraph-properties style:text-autospace="none" fo:margin-bottom="0in" fo:line-height="100%"/>
    </style:style>
    <style:style style:name="T36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65" style:parent-style-name="Normal" style:family="paragraph">
      <style:paragraph-properties style:text-autospace="none" fo:margin-bottom="0in" fo:line-height="100%"/>
    </style:style>
    <style:style style:name="T36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6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36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6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3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71" style:parent-style-name="Normal" style:family="paragraph">
      <style:paragraph-properties fo:margin-bottom="0in" fo:line-height="100%"/>
    </style:style>
    <style:style style:name="T3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73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374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375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376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377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79" style:family="table-column">
      <style:table-column-properties style:column-width="6.293in"/>
    </style:style>
    <style:style style:name="Table378" style:family="table">
      <style:table-properties style:width="6.293in" fo:margin-left="0in" table:align="lef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3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4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38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8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89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39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395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3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3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3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00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0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0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0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0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1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1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1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1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1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1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1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4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2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2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2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24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4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2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2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2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3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3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3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3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4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4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4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4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4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4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5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5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5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4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5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5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56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5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6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6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64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6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6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6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46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4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7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7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47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7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47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80" style:parent-style-name="Normal" style:family="paragraph">
      <style:paragraph-properties fo:margin-bottom="0in" fo:line-height="100%"/>
    </style:style>
    <style:style style:name="T4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82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483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484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485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87" style:family="table-column">
      <style:table-column-properties style:column-width="6.293in"/>
    </style:style>
    <style:style style:name="Table486" style:family="table">
      <style:table-properties style:width="6.293in" fo:margin-left="0in" table:align="left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4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2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49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4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97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49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4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0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0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0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0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1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1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1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1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1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1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2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21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2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2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2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2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31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3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3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3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4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4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4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4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4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4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4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5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5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5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5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5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5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5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5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6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6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6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6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6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6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6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6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71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7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7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8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8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8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8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8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8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9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9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59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5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5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59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59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0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0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0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0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6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10" style:parent-style-name="Normal" style:family="paragraph">
      <style:paragraph-properties fo:margin-bottom="0in" fo:line-height="100%"/>
    </style:style>
    <style:style style:name="T6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12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613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614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16" style:family="table-column">
      <style:table-column-properties style:column-width="6.293in"/>
    </style:style>
    <style:style style:name="Table615" style:family="table">
      <style:table-properties style:width="6.293in" fo:margin-left="0in" table:align="left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6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1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62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26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62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2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3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3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4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4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4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4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5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5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5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61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6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6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6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6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6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6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6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7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7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74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67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7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7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7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7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8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84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8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68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90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6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9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9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9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69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69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6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0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7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04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7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0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0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7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1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71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1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19" style:parent-style-name="Normal" style:family="paragraph">
      <style:paragraph-properties fo:margin-bottom="0in" fo:line-height="100%"/>
    </style:style>
    <style:style style:name="T7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21" style:parent-style-name="Normal" style:family="paragraph">
      <style:text-properties fo:font-weight="bold" style:font-weight-asian="bold" style:font-weight-complex="bold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P722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723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724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725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726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28" style:family="table-column">
      <style:table-column-properties style:column-width="6.293in"/>
    </style:style>
    <style:style style:name="Table727" style:family="table">
      <style:table-properties style:width="6.293in" fo:margin-left="0in" table:align="lef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7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7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7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7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6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73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4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4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44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74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48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74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5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5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53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5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59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76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6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6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6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6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6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P7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7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7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7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7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7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8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8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7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8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8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9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79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9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7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9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79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79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7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8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0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0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0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0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0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0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1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8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1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1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1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81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2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2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2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24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8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3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3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3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34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39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8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4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84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4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4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5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51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8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5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8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6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6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8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6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6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7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7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7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7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7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8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8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88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8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90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89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8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8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8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0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0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90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0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9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1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1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1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91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2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2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23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2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2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2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2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2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30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3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3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3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3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3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3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39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4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94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4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4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4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4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5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5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9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5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95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57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59" style:parent-style-name="Normal" style:family="paragraph">
      <style:paragraph-properties fo:margin-bottom="0in" fo:line-height="100%"/>
    </style:style>
    <style:style style:name="T9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61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62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63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964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66" style:family="table-column">
      <style:table-column-properties style:column-width="6.293in"/>
    </style:style>
    <style:style style:name="Table965" style:family="table">
      <style:table-properties style:width="6.293in" fo:margin-left="0in" table:align="left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9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9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9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9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4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97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7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8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8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9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86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98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8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91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993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9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9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97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99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9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0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0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0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08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0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1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01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1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1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0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2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22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0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0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2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P10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3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36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0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3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0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4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4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4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04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4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5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5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5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5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0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5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6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6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0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6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06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68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06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70" style:parent-style-name="Normal" style:family="paragraph">
      <style:paragraph-properties fo:margin-bottom="0in" fo:line-height="100%"/>
    </style:style>
    <style:style style:name="T107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72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073" style:parent-style-name="Paragraphedeliste" style:list-style-name="LFO2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074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76" style:family="table-column">
      <style:table-column-properties style:column-width="6.293in"/>
    </style:style>
    <style:style style:name="Table1075" style:family="table">
      <style:table-properties style:width="6.293in" fo:margin-left="0in" table:align="left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2pt" style:font-size-asian="12pt" style:font-size-complex="12pt" fo:background-color="#FFFFFF" fo:hyphenate="true"/>
    </style:style>
    <style:style style:name="P10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1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108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86" style:parent-style-name="Policepardéfaut" style:family="text">
      <style:text-properties style:font-name="Courier New" style:font-name-complex="Courier New" fo:color="#8000FF" fo:font-size="12pt" style:font-size-asian="12pt" style:font-size-complex="12pt" fo:background-color="#FFFFFF"/>
    </style:style>
    <style:style style:name="T108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8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9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09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096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0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0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0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01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10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0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P11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12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1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1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17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1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1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1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24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2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2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2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30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3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3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33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1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3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4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4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4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4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4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4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5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5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5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5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1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1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69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70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7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73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75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76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177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7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1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1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8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83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184" style:parent-style-name="Policepardéfaut" style:family="text">
      <style:text-properties style:font-name="Courier New" style:font-name-complex="Courier New" fo:color="#808080" fo:font-size="12pt" style:font-size-asian="12pt" style:font-size-complex="12pt" fo:background-color="#FFFFFF"/>
    </style:style>
    <style:style style:name="T11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86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8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T1188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8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fo:background-color="#FFFFFF" fo:hyphenate="true"/>
    </style:style>
    <style:style style:name="P1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2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9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2pt" style:font-size-asian="12pt" style:font-size-complex="12pt" fo:background-color="#FFFFFF"/>
    </style:style>
    <style:style style:name="T1194" style:parent-style-name="Policepardéfaut" style:family="text">
      <style:text-properties style:font-name="Courier New" style:font-name-complex="Courier New" fo:color="#000000" fo:font-size="12pt" style:font-size-asian="12pt" style:font-size-complex="12pt" fo:background-color="#FFFFFF"/>
    </style:style>
    <style:style style:name="T1195" style:parent-style-name="Policepardéfaut" style:family="text">
      <style:text-properties style:font-name="Courier New" style:font-name-complex="Courier New" fo:color="#FF8000" fo:font-size="12pt" style:font-size-asian="12pt" style:font-size-complex="12pt" fo:background-color="#FFFFFF"/>
    </style:style>
    <style:style style:name="T11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97" style:parent-style-name="Normal" style:family="paragraph">
      <style:paragraph-properties fo:margin-bottom="0in" fo:line-height="100%"/>
    </style:style>
    <style:style style:name="T119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2pt" style:font-size-asian="12pt" style:font-size-complex="12pt" fo:background-color="#FFFFFF"/>
    </style:style>
    <style:style style:name="P1199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200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201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202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04" style:family="table-column">
      <style:table-column-properties style:column-width="6.293in"/>
    </style:style>
    <style:style style:name="Table1203" style:family="table">
      <style:table-properties style:width="6.293in" fo:margin-left="0in" table:align="left"/>
    </style:style>
    <style:style style:name="TableRow1205" style:family="table-row">
      <style:table-row-properties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2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0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21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17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21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1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2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2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24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2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2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3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3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3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3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38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4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4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4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4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4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5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5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25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57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2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59" style:parent-style-name="Normal" style:family="paragraph">
      <style:paragraph-properties fo:margin-bottom="0in" fo:line-height="100%"/>
    </style:style>
    <style:style style:name="T12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61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262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263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65" style:family="table-column">
      <style:table-column-properties style:column-width="6.293in"/>
    </style:style>
    <style:style style:name="Table1264" style:family="table">
      <style:table-properties style:width="6.293in" fo:margin-left="0in" table:align="left"/>
    </style:style>
    <style:style style:name="TableRow1266" style:family="table-row">
      <style:table-row-properties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2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1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27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7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76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27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7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81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28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8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8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8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9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93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2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2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2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29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299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0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04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0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0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0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0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1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1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3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1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3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1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2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2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2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2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2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29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3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33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33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3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3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38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3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4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4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4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4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5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59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3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6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36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69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3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374" style:parent-style-name="Normal" style:family="paragraph">
      <style:paragraph-properties fo:margin-bottom="0in" fo:line-height="100%"/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375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376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1377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378" style:parent-style-name="Normal" style:family="paragraph">
      <style:text-properties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379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380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82" style:family="table-column">
      <style:table-column-properties style:column-width="6.293in"/>
    </style:style>
    <style:style style:name="Table1381" style:family="table">
      <style:table-properties style:width="6.293in" fo:margin-left="0in" table:align="left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3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3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8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38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3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94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39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9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39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39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0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0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0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0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0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4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0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10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1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1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1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17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4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2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2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42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2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42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3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3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3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3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3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37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4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3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4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4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4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48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44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5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5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5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54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45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5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5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5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5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6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6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65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46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6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6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7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7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7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7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7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7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8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8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8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8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9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9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9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9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4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4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4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498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4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0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0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0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0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51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11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5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15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16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17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518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520" style:family="table-column">
      <style:table-column-properties style:column-width="6.293in"/>
    </style:style>
    <style:style style:name="Table1519" style:family="table">
      <style:table-properties style:width="6.293in" fo:margin-left="0in" table:align="left"/>
    </style:style>
    <style:style style:name="TableRow1521" style:family="table-row">
      <style:table-row-properties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5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5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6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52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32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53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3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3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39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54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4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4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4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46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54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5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5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52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5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5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55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5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5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6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6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68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56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7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7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5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5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7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58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8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8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85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58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8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8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9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9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5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9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9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59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598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59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00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6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0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0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0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07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6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0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10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6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1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1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1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16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61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18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61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2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2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2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6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29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6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3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3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6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3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63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38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6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40" style:parent-style-name="Normal" style:family="paragraph">
      <style:paragraph-properties fo:margin-bottom="0in" fo:line-height="100%"/>
    </style:style>
    <style:style style:name="T164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42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643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644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646" style:family="table-column">
      <style:table-column-properties style:column-width="6.293in"/>
    </style:style>
    <style:style style:name="Table1645" style:family="table">
      <style:table-properties style:width="6.293in" fo:margin-left="0in" table:align="left"/>
    </style:style>
    <style:style style:name="TableRow1647" style:family="table-row">
      <style:table-row-properties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6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6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2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65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5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58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65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6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6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6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6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6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68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66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72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67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7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7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7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82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6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8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8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6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9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69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69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9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6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69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70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0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0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05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70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0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0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1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1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1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1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16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71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1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1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2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2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22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7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2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2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26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72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2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2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3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3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73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3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3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3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3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3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4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4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4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49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75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5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7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57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75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59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7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61" style:parent-style-name="Normal" style:family="paragraph">
      <style:paragraph-properties fo:margin-bottom="0in" fo:line-height="100%"/>
    </style:style>
    <style:style style:name="T176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63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64" style:parent-style-name="Paragraphedeliste" style:list-style-name="LFO3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65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767" style:family="table-column">
      <style:table-column-properties style:column-width="6.293in"/>
    </style:style>
    <style:style style:name="Table1766" style:family="table">
      <style:table-properties style:width="6.293in" fo:margin-left="0in" table:align="left"/>
    </style:style>
    <style:style style:name="TableRow1768" style:family="table-row">
      <style:table-row-properties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804000" fo:font-size="10pt" style:font-size-asian="10pt" style:font-size-complex="10pt" fo:background-color="#FFFFFF" fo:hyphenate="true"/>
    </style:style>
    <style:style style:name="P17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7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3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77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7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79" style:parent-style-name="Policepardéfaut" style:family="text">
      <style:text-properties style:font-name="Courier New" style:font-name-complex="Courier New" fo:color="#8000FF" fo:font-size="10pt" style:font-size-asian="10pt" style:font-size-complex="10pt" fo:background-color="#FFFFFF"/>
    </style:style>
    <style:style style:name="T178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8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8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8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8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8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8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8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8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7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9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79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94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79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7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7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79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80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0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0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0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0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0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0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09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81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1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1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1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background-color="#FFFFFF" fo:hyphenate="true"/>
    </style:style>
    <style:style style:name="P18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19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82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21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2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2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2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25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82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2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2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2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3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3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3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34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35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836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37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38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3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4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41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84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43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4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4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4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4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4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5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51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52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53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85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55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5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5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P18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59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60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63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T1864" style:parent-style-name="Policepardéfaut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865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7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68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0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71" style:parent-style-name="Policepardéfaut" style:family="tex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 fo:background-color="#FFFFFF"/>
    </style:style>
    <style:style style:name="T1872" style:parent-style-name="Policepardéfaut" style:family="text">
      <style:text-properties style:font-name="Courier New" style:font-name-complex="Courier New" fo:color="#000000" fo:font-size="10pt" style:font-size-asian="10pt" style:font-size-complex="10pt" fo:background-color="#FFFFFF"/>
    </style:style>
    <style:style style:name="T1873" style:parent-style-name="Policepardéfaut" style:family="text">
      <style:text-properties style:font-name="Courier New" style:font-name-complex="Courier New" fo:color="#FF8000" fo:font-size="10pt" style:font-size-asian="10pt" style:font-size-complex="10pt" fo:background-color="#FFFFFF"/>
    </style:style>
    <style:style style:name="T1874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75" style:parent-style-name="Normal" style:family="paragraph">
      <style:paragraph-properties fo:margin-bottom="0in" fo:line-height="100%"/>
    </style:style>
    <style:style style:name="T1876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/>
    </style:style>
    <style:style style:name="P1877" style:parent-style-name="Normal" style:family="paragraph">
      <style:text-properties fo:font-weight="bold" style:font-weight-asian="bold" style:font-weight-complex="bold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78" style:parent-style-name="Normal" style:family="paragraph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ercice 2 :</text:p>
      <text:p text:style-name="P9"/>
      <text:list text:style-name="LFO1" text:continue-numbering="true">
        <text:list-item>
          <text:p text:style-name="P10">Question 1 :</text:p>
        </text:list-item>
      </text:list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#include &lt;stdio.h&gt;</text:p>
            <text:p text:style-name="P17"><text:span text:style-name="T18">int</text:span><text:span text:style-name="T19"><text:s/>main</text:span><text:span text:style-name="T20">(){</text:span></text:p>
            <text:p text:style-name="P21"><text:span text:style-name="T22"><text:s text:c="4"/></text:span><text:span text:style-name="T23">char</text:span><text:span text:style-name="T24"><text:s/>a<text:s/></text:span><text:span text:style-name="T25">;</text:span></text:p>
            <text:p text:style-name="P26"><text:span text:style-name="T27"><text:s text:c="4"/>printf</text:span><text:span text:style-name="T28">(</text:span><text:span text:style-name="T29">"saisissez 1 lettre :\n"</text:span><text:span text:style-name="T30">);</text:span></text:p>
            <text:p text:style-name="P31"><text:span text:style-name="T32"><text:s text:c="4"/>scanf</text:span><text:span text:style-name="T33">(</text:span><text:span text:style-name="T34">"%c "</text:span><text:span text:style-name="T35">,&amp;</text:span><text:span text:style-name="T36">a</text:span><text:span text:style-name="T37">);</text:span></text:p>
            <text:p text:style-name="P38"><text:span text:style-name="T39"><text:s text:c="4"/></text:span><text:span text:style-name="T40">if</text:span><text:span text:style-name="T41"><text:s/></text:span><text:span text:style-name="T42">(</text:span><text:span text:style-name="T43">a<text:s/></text:span><text:span text:style-name="T44">&gt;=</text:span><text:span text:style-name="T45">'A'</text:span><text:span text:style-name="T46"><text:s/></text:span><text:span text:style-name="T47">&amp;&amp;</text:span><text:span text:style-name="T48"><text:s/>a<text:s/></text:span><text:span text:style-name="T49">&lt;=</text:span><text:span text:style-name="T50">'Z'</text:span><text:span text:style-name="T51">){</text:span></text:p>
            <text:p text:style-name="P52"><text:span text:style-name="T53"><text:s text:c="8"/>printf</text:span><text:span text:style-name="T54">(</text:span><text:span text:style-name="T55">"%d est deja en Majuscule\n"</text:span><text:span text:style-name="T56">,</text:span><text:span text:style-name="T57">a<text:s/></text:span><text:span text:style-name="T58">);</text:span></text:p>
            <text:p text:style-name="P59"><text:span text:style-name="T60"><text:s text:c="4"/></text:span><text:span text:style-name="T61">}</text:span><text:span text:style-name="T62"><text:s/></text:span><text:span text:style-name="T63">else</text:span><text:span text:style-name="T64">{</text:span></text:p>
            <text:p text:style-name="P65"><text:span text:style-name="T66"><text:s text:c="8"/>a</text:span><text:span text:style-name="T67">-=</text:span><text:span text:style-name="T68"><text:s/></text:span><text:span text:style-name="T69">abs</text:span><text:span text:style-name="T70">(</text:span><text:span text:style-name="T71">'a'</text:span><text:span text:style-name="T72">-</text:span><text:span text:style-name="T73">'A'</text:span><text:span text:style-name="T74">);</text:span></text:p>
            <text:p text:style-name="P75"><text:span text:style-name="T76"><text:s text:c="8"/>printf</text:span><text:span text:style-name="T77">(</text:span><text:span text:style-name="T78">"%d"</text:span><text:span text:style-name="T79">,</text:span><text:span text:style-name="T80">a</text:span><text:span text:style-name="T81">);</text:span></text:p>
            <text:p text:style-name="P82"><text:span text:style-name="T83"><text:s text:c="4"/></text:span><text:span text:style-name="T84">}</text:span></text:p>
            <text:p text:style-name="P85"><text:span text:style-name="T86"><text:s text:c="4"/></text:span><text:span text:style-name="T87">return</text:span><text:span text:style-name="T88"><text:s/></text:span><text:span text:style-name="T89">0</text:span><text:span text:style-name="T90">;</text:span></text:p>
            <text:p text:style-name="P91"><text:span text:style-name="T92">}</text:span></text:p>
          </table:table-cell>
        </table:table-row>
      </table:table>
      <text:p text:style-name="P93"/>
      <text:list text:style-name="LFO1" text:continue-numbering="true">
        <text:list-item>
          <text:p text:style-name="P94">Question 2 :</text:p>
        </text:list-item>
      </text:list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#include &lt;stdio.h&gt;</text:p>
            <text:p text:style-name="P101">#include &lt;stdlib.h&gt;</text:p>
            <text:p text:style-name="P102"/>
            <text:p text:style-name="P103"><text:span text:style-name="T104">int</text:span><text:span text:style-name="T105"><text:s/>main</text:span><text:span text:style-name="T106">(){</text:span></text:p>
            <text:p text:style-name="P107"><text:span text:style-name="T108"><text:s text:c="4"/></text:span><text:span text:style-name="T109">float</text:span><text:span text:style-name="T110"><text:s/>x1</text:span><text:span text:style-name="T111">,</text:span><text:span text:style-name="T112"><text:s/>x2</text:span><text:span text:style-name="T113">,</text:span><text:span text:style-name="T114"><text:s/>delta</text:span><text:span text:style-name="T115">,</text:span><text:span text:style-name="T116"><text:s/>a</text:span><text:span text:style-name="T117">,</text:span><text:span text:style-name="T118"><text:s/>b</text:span><text:span text:style-name="T119">,</text:span><text:span text:style-name="T120"><text:s/>c</text:span><text:span text:style-name="T121">;</text:span></text:p>
            <text:p text:style-name="P122"><text:span text:style-name="T123"><text:s text:c="4"/>printf</text:span><text:span text:style-name="T124">(</text:span><text:span text:style-name="T125">"Entrez les trois coef reels : a, b, c \n"</text:span><text:span text:style-name="T126">);</text:span></text:p>
            <text:p text:style-name="P127"><text:span text:style-name="T128"><text:s text:c="4"/>scanf</text:span><text:span text:style-name="T129">(</text:span><text:span text:style-name="T130">"%f %f %f"</text:span><text:span text:style-name="T131">,&amp;</text:span><text:span text:style-name="T132">a</text:span><text:span text:style-name="T133">,</text:span><text:span text:style-name="T134"><text:s/></text:span><text:span text:style-name="T135">&amp;</text:span><text:span text:style-name="T136">b</text:span><text:span text:style-name="T137">,</text:span><text:span text:style-name="T138"><text:s/></text:span><text:span text:style-name="T139">&amp;</text:span><text:span text:style-name="T140">c</text:span><text:span text:style-name="T141">);</text:span></text:p>
            <text:p text:style-name="P142"/>
            <text:p text:style-name="P143"><text:span text:style-name="T144"><text:s text:c="4"/>delta<text:s/></text:span><text:span text:style-name="T145">=</text:span><text:span text:style-name="T146"><text:s/></text:span><text:span text:style-name="T147">(</text:span><text:span text:style-name="T148">b</text:span><text:span text:style-name="T149">*</text:span><text:span text:style-name="T150">b</text:span><text:span text:style-name="T151">)-(</text:span><text:span text:style-name="T152">4</text:span><text:span text:style-name="T153">*</text:span><text:span text:style-name="T154">a</text:span><text:span text:style-name="T155">*</text:span><text:span text:style-name="T156">c</text:span><text:span text:style-name="T157">);</text:span></text:p>
            <text:p text:style-name="P158"/>
            <text:p text:style-name="P159"><text:span text:style-name="T160"><text:s text:c="4"/></text:span><text:span text:style-name="T161">if</text:span><text:span text:style-name="T162"><text:s/></text:span><text:span text:style-name="T163">(</text:span><text:span text:style-name="T164">delta<text:s/></text:span><text:span text:style-name="T165">==</text:span><text:span text:style-name="T166"><text:s/></text:span><text:span text:style-name="T167">0.0</text:span><text:span text:style-name="T168">){</text:span></text:p>
            <text:p text:style-name="P169"><text:span text:style-name="T170"><text:s text:c="8"/>x1<text:s/></text:span><text:span text:style-name="T171">=</text:span><text:span text:style-name="T172"><text:s/></text:span><text:span text:style-name="T173">-</text:span><text:span text:style-name="T174">b<text:s/></text:span><text:span text:style-name="T175">/(</text:span><text:span text:style-name="T176">2</text:span><text:span text:style-name="T177">*</text:span><text:span text:style-name="T178">a</text:span><text:span text:style-name="T179">);</text:span></text:p>
            <text:p text:style-name="P180"><text:span text:style-name="T181"><text:s text:c="8"/>printf</text:span><text:span text:style-name="T182">(</text:span><text:span text:style-name="T183">"la solution unique est x = %.2f \n"</text:span><text:span text:style-name="T184">,</text:span><text:span text:style-name="T185">x1</text:span><text:span text:style-name="T186">);</text:span></text:p>
            <text:p text:style-name="P187"><text:span text:style-name="T188"><text:s text:c="4"/></text:span><text:span text:style-name="T189">}</text:span><text:span text:style-name="T190">else</text:span><text:span text:style-name="T191"><text:s/></text:span><text:span text:style-name="T192">if</text:span><text:span text:style-name="T193"><text:s/></text:span><text:span text:style-name="T194">(</text:span><text:span text:style-name="T195">delta<text:s/></text:span><text:span text:style-name="T196">&gt;</text:span><text:span text:style-name="T197"><text:s/></text:span><text:span text:style-name="T198">0.0</text:span><text:span text:style-name="T199">)</text:span></text:p>
            <text:p text:style-name="P200"><text:span text:style-name="T201"><text:s text:c="4"/></text:span><text:span text:style-name="T202">{</text:span></text:p>
            <text:p text:style-name="P203"><text:span text:style-name="T204"><text:s text:c="8"/>x1<text:s/></text:span><text:span text:style-name="T205">=</text:span><text:span text:style-name="T206"><text:s/></text:span><text:span text:style-name="T207">(-</text:span><text:span text:style-name="T208">b<text:s/></text:span><text:span text:style-name="T209">-</text:span><text:span text:style-name="T210"><text:s/>sqrt</text:span><text:span text:style-name="T211">(</text:span><text:span text:style-name="T212">delta</text:span><text:span text:style-name="T213">))/(</text:span><text:span text:style-name="T214">2</text:span><text:span text:style-name="T215">*</text:span><text:span text:style-name="T216">a</text:span><text:span text:style-name="T217">);</text:span></text:p>
            <text:p text:style-name="P218"><text:span text:style-name="T219"><text:s text:c="8"/>x2<text:s/></text:span><text:span text:style-name="T220">=</text:span><text:span text:style-name="T221"><text:s/></text:span><text:span text:style-name="T222">(-</text:span><text:span text:style-name="T223">b<text:s/></text:span><text:span text:style-name="T224">+</text:span><text:span text:style-name="T225"><text:s/>sqrt</text:span><text:span text:style-name="T226">(</text:span><text:span text:style-name="T227">delta</text:span><text:span text:style-name="T228">))/(</text:span><text:span text:style-name="T229">2</text:span><text:span text:style-name="T230">*</text:span><text:span text:style-name="T231">a</text:span><text:span text:style-name="T232">);</text:span></text:p>
            <text:p text:style-name="P233"><text:span text:style-name="T234"><text:s text:c="8"/>printf</text:span><text:span text:style-name="T235">(</text:span><text:span text:style-name="T236">"les deux racines sont : x1 = %.2f et x2 = %.2f \n"</text:span><text:span text:style-name="T237">,</text:span><text:span text:style-name="T238">x1</text:span><text:span text:style-name="T239">,</text:span><text:span text:style-name="T240"><text:s/>x2</text:span><text:span text:style-name="T241">);</text:span></text:p>
            <text:p text:style-name="P242"><text:span text:style-name="T243"><text:s text:c="4"/></text:span><text:span text:style-name="T244">}</text:span><text:span text:style-name="T245">else</text:span><text:span text:style-name="T246"><text:s/></text:span><text:span text:style-name="T247">(</text:span><text:span text:style-name="T248">delta<text:s/></text:span><text:span text:style-name="T249">&lt;</text:span><text:span text:style-name="T250"><text:s/></text:span><text:span text:style-name="T251">0.0</text:span><text:span text:style-name="T252">);</text:span></text:p>
            <text:p text:style-name="P253"/>
            <text:p text:style-name="P254"><text:span text:style-name="T255"><text:s text:c="4"/>printf</text:span><text:span text:style-name="T256">(</text:span><text:span text:style-name="T257">"l'équation n’admet pas de solution"</text:span><text:span text:style-name="T258">);</text:span></text:p>
            <text:p text:style-name="P259"/>
            <text:p text:style-name="P260"><text:span text:style-name="T261"><text:s text:c="4"/></text:span><text:span text:style-name="T262">return</text:span><text:span text:style-name="T263"><text:s/></text:span><text:span text:style-name="T264">0</text:span><text:span text:style-name="T265">;</text:span></text:p>
            <text:p text:style-name="P266"><text:span text:style-name="T267">}</text:span></text:p>
            <text:p text:style-name="P268"/>
          </table:table-cell>
        </table:table-row>
      </table:table>
      <text:p text:style-name="P269"/>
      <text:list text:style-name="LFO1" text:continue-numbering="true">
        <text:list-item>
          <text:p text:style-name="P270">Question 3 :</text:p>
        </text:list-item>
      </text:list>
      <text:p text:style-name="P271"/>
      <table:table table:style-name="Table272">
        <table:table-columns>
          <table:table-column table:style-name="TableColumn273"/>
        </table:table-columns>
        <table:table-row table:style-name="TableRow274">
          <table:table-cell table:style-name="TableCell275">
            <text:p text:style-name="P276">#include &lt;stdio.h&gt;</text:p>
            <text:p text:style-name="P277"><text:span text:style-name="T278">int</text:span><text:span text:style-name="T279"><text:s/>main</text:span><text:span text:style-name="T280">(){</text:span></text:p>
            <text:p text:style-name="P281"><text:span text:style-name="T282"><text:s text:c="4"/></text:span><text:span text:style-name="T283">float</text:span><text:span text:style-name="T284"><text:s/>a</text:span><text:span text:style-name="T285">,</text:span><text:span text:style-name="T286"><text:s/>b</text:span><text:span text:style-name="T287">,</text:span><text:span text:style-name="T288"><text:s/>c</text:span><text:span text:style-name="T289">;</text:span></text:p>
            <text:p text:style-name="P290"><text:span text:style-name="T291"><text:s text:c="4"/>printf</text:span><text:span text:style-name="T292">(</text:span><text:span text:style-name="T293">"Entrez trois reels : a, b, c \n"</text:span><text:span text:style-name="T294">);</text:span></text:p>
            <text:p text:style-name="P295"><text:span text:style-name="T296"><text:s text:c="4"/>scanf</text:span><text:span text:style-name="T297">(</text:span><text:span text:style-name="T298">"%f %f %f"</text:span><text:span text:style-name="T299">,&amp;</text:span><text:span text:style-name="T300">a</text:span><text:span text:style-name="T301">,</text:span><text:span text:style-name="T302"><text:s/></text:span><text:span text:style-name="T303">&amp;</text:span><text:span text:style-name="T304">b</text:span><text:span text:style-name="T305">,</text:span><text:span text:style-name="T306"><text:s/></text:span><text:span text:style-name="T307">&amp;</text:span><text:span text:style-name="T308">c</text:span><text:span text:style-name="T309">);</text:span></text:p>
            <text:p text:style-name="P310"><text:span text:style-name="T311"><text:s text:c="4"/></text:span><text:span text:style-name="T312">if</text:span><text:span text:style-name="T313"><text:s/></text:span><text:span text:style-name="T314">(</text:span><text:span text:style-name="T315">a</text:span><text:span text:style-name="T316">&lt;(</text:span><text:span text:style-name="T317">b</text:span><text:span text:style-name="T318">+</text:span><text:span text:style-name="T319">c</text:span><text:span text:style-name="T320">)</text:span><text:span text:style-name="T321"><text:s/></text:span><text:span text:style-name="T322">&amp;&amp;</text:span><text:span text:style-name="T323"><text:s/>b</text:span><text:span text:style-name="T324">&lt;(</text:span><text:span text:style-name="T325">a</text:span><text:span text:style-name="T326">+</text:span><text:span text:style-name="T327">c</text:span><text:span text:style-name="T328">)</text:span><text:span text:style-name="T329"><text:s/></text:span><text:span text:style-name="T330">&amp;&amp;</text:span><text:span text:style-name="T331"><text:s/>c</text:span><text:span text:style-name="T332">&lt;(</text:span><text:span text:style-name="T333">c</text:span><text:span text:style-name="T334">+</text:span><text:span text:style-name="T335">a</text:span><text:span text:style-name="T336">)){</text:span></text:p>
            <text:p text:style-name="P337"/>
            <text:p text:style-name="P338"><text:span text:style-name="T339"><text:s text:c="8"/>printf</text:span><text:span text:style-name="T340">(</text:span><text:span text:style-name="T341">"le triangle est possible avec les valeurs utilisées\nle perimétre est de %0.2f"</text:span><text:span text:style-name="T342">,(</text:span><text:span text:style-name="T343">a</text:span><text:span text:style-name="T344">+</text:span><text:span text:style-name="T345">b</text:span><text:span text:style-name="T346">+</text:span><text:span text:style-name="T347">c</text:span><text:span text:style-name="T348">));</text:span></text:p>
            <text:p text:style-name="P349"/>
            <text:p text:style-name="P350"><text:span text:style-name="T351"><text:s text:c="4"/></text:span><text:span text:style-name="T352">}</text:span><text:span text:style-name="T353">else</text:span><text:span text:style-name="T354">{</text:span></text:p>
            <text:p text:style-name="P355"><text:span text:style-name="T356"><text:s text:c="8"/>printf</text:span><text:span text:style-name="T357">(</text:span><text:span text:style-name="T358">"le<text:s/></text:span><text:span text:style-name="T359">triangle n'est pas possible avec les valeurs utilisées"</text:span><text:span text:style-name="T360">);</text:span></text:p>
            <text:p text:style-name="P361"/>
            <text:p text:style-name="P362"><text:span text:style-name="T363"><text:s text:c="4"/></text:span><text:span text:style-name="T364">}</text:span></text:p>
            <text:p text:style-name="P365"><text:span text:style-name="T366"><text:s text:c="4"/></text:span><text:span text:style-name="T367">return</text:span><text:span text:style-name="T368"><text:s/></text:span><text:span text:style-name="T369">0</text:span><text:span text:style-name="T370">;</text:span></text:p>
            <text:p text:style-name="P371"><text:span text:style-name="T372">}</text:span></text:p>
          </table:table-cell>
        </table:table-row>
      </table:table>
      <text:p text:style-name="P373"/>
      <text:p text:style-name="P374">Exercice 3 :</text:p>
      <text:p text:style-name="P375"/>
      <text:list text:style-name="LFO2" text:continue-numbering="true">
        <text:list-item>
          <text:p text:style-name="P376">Question 1 :</text:p>
        </text:list-item>
      </text:list>
      <text:p text:style-name="P377"/>
      <table:table table:style-name="Table378">
        <table:table-columns>
          <table:table-column table:style-name="TableColumn379"/>
        </table:table-columns>
        <table:table-row table:style-name="TableRow380">
          <table:table-cell table:style-name="TableCell381">
            <text:p text:style-name="P382">#include &lt;stdio.h&gt;</text:p>
            <text:p text:style-name="P383"><text:span text:style-name="T384">int</text:span><text:span text:style-name="T385"><text:s/>main</text:span><text:span text:style-name="T386">(){</text:span></text:p>
            <text:p text:style-name="P387"><text:span text:style-name="T388"><text:s text:c="4"/></text:span><text:span text:style-name="T389">int</text:span><text:span text:style-name="T390"><text:s/>nb</text:span><text:span text:style-name="T391">;</text:span></text:p>
            <text:p text:style-name="P392"><text:span text:style-name="T393"><text:s text:c="4"/>printf</text:span><text:span text:style-name="T394">(</text:span><text:span text:style-name="T395">"ENtrez un nombre de jours : \n"</text:span><text:span text:style-name="T396">);</text:span></text:p>
            <text:p text:style-name="P397"><text:span text:style-name="T398"><text:s text:c="4"/>scanf</text:span><text:span text:style-name="T399">(</text:span><text:span text:style-name="T400">"%d"</text:span><text:span text:style-name="T401">,</text:span><text:span text:style-name="T402"><text:s/></text:span><text:span text:style-name="T403">&amp;</text:span><text:span text:style-name="T404">nb</text:span><text:span text:style-name="T405">);</text:span></text:p>
            <text:p text:style-name="P406"><text:span text:style-name="T407"><text:s text:c="4"/></text:span><text:span text:style-name="T408">switch</text:span><text:span text:style-name="T409"><text:s/></text:span><text:span text:style-name="T410">(</text:span><text:span text:style-name="T411">nb</text:span><text:span text:style-name="T412">)</text:span><text:span text:style-name="T413"><text:s/></text:span><text:span text:style-name="T414">{</text:span></text:p>
            <text:p text:style-name="P415"><text:span text:style-name="T416"><text:s text:c="8"/></text:span><text:span text:style-name="T417">case</text:span><text:span text:style-name="T418"><text:s/></text:span><text:span text:style-name="T419">28</text:span><text:span text:style-name="T420">:</text:span><text:span text:style-name="T421"><text:s/></text:span><text:span text:style-name="T422">case</text:span><text:span text:style-name="T423"><text:s/></text:span><text:span text:style-name="T424">29</text:span><text:span text:style-name="T425">:</text:span><text:span text:style-name="T426"><text:s/>printf</text:span><text:span text:style-name="T427">(</text:span><text:span text:style-name="T428">"Fevrier"</text:span><text:span text:style-name="T429">);</text:span></text:p>
            <text:p text:style-name="P430"><text:span text:style-name="T431"><text:s text:c="12"/></text:span><text:span text:style-name="T432">break</text:span><text:span text:style-name="T433">;</text:span></text:p>
            <text:p text:style-name="P434"><text:span text:style-name="T435"><text:s text:c="8"/></text:span><text:span text:style-name="T436">case</text:span><text:span text:style-name="T437"><text:s/></text:span><text:span text:style-name="T438">30</text:span><text:span text:style-name="T439">:</text:span><text:span text:style-name="T440"><text:s/>printf</text:span><text:span text:style-name="T441">(</text:span><text:span text:style-name="T442">"Avril, Juin, Septembre, Novembre"</text:span><text:span text:style-name="T443">);</text:span></text:p>
            <text:p text:style-name="P444"><text:span text:style-name="T445"><text:s text:c="12"/></text:span><text:span text:style-name="T446">break</text:span><text:span text:style-name="T447">;</text:span></text:p>
            <text:p text:style-name="P448"><text:span text:style-name="T449"><text:s text:c="8"/></text:span><text:span text:style-name="T450">case</text:span><text:span text:style-name="T451"><text:s/></text:span><text:span text:style-name="T452">31</text:span><text:span text:style-name="T453">:</text:span><text:span text:style-name="T454"><text:s/>printf</text:span><text:span text:style-name="T455">(</text:span><text:span text:style-name="T456">"Janvier, Mars, Mai, Juillet, Aout, Octobre, Decembre,"</text:span><text:span text:style-name="T457">);</text:span></text:p>
            <text:p text:style-name="P458"><text:span text:style-name="T459"><text:s text:c="12"/></text:span><text:span text:style-name="T460">break</text:span><text:span text:style-name="T461">;</text:span></text:p>
            <text:p text:style-name="P462"><text:span text:style-name="T463"><text:s text:c="8"/></text:span><text:span text:style-name="T464">default</text:span><text:span text:style-name="T465">:</text:span><text:span text:style-name="T466"><text:s/></text:span><text:span text:style-name="T467">printf</text:span><text:span text:style-name="T468">(</text:span><text:span text:style-name="T469">"Nombre de jours incorrect !"</text:span><text:span text:style-name="T470">);</text:span></text:p>
            <text:p text:style-name="P471"><text:span text:style-name="T472"><text:s text:c="4"/></text:span><text:span text:style-name="T473">}</text:span></text:p>
            <text:p text:style-name="P474"><text:span text:style-name="T475"><text:s text:c="4"/></text:span><text:span text:style-name="T476">return</text:span><text:span text:style-name="T477"><text:s/></text:span><text:span text:style-name="T478">0</text:span><text:span text:style-name="T479">;</text:span></text:p>
            <text:p text:style-name="P480"><text:span text:style-name="T481">}</text:span></text:p>
          </table:table-cell>
        </table:table-row>
      </table:table>
      <text:p text:style-name="P482"/>
      <text:p text:style-name="P483"/>
      <text:soft-page-break/>
      <text:list text:style-name="LFO2" text:continue-numbering="true">
        <text:list-item>
          <text:p text:style-name="P484">Question 2 :</text:p>
        </text:list-item>
      </text:list>
      <text:p text:style-name="P485"/>
      <table:table table:style-name="Table486">
        <table:table-columns>
          <table:table-column table:style-name="TableColumn487"/>
        </table:table-columns>
        <table:table-row table:style-name="TableRow488">
          <table:table-cell table:style-name="TableCell489">
            <text:p text:style-name="P490">#include &lt;stdio.h&gt;</text:p>
            <text:p text:style-name="P491"><text:span text:style-name="T492">int</text:span><text:span text:style-name="T493"><text:s/>main</text:span><text:span text:style-name="T494">(){</text:span></text:p>
            <text:p text:style-name="P495"><text:span text:style-name="T496"><text:s text:c="4"/></text:span><text:span text:style-name="T497">char</text:span><text:span text:style-name="T498"><text:s/>c</text:span><text:span text:style-name="T499">;</text:span></text:p>
            <text:p text:style-name="P500"><text:span text:style-name="T501"><text:s text:c="4"/>printf</text:span><text:span text:style-name="T502">(</text:span><text:span text:style-name="T503">"Entrez un caractére : \n"</text:span><text:span text:style-name="T504">);</text:span></text:p>
            <text:p text:style-name="P505"><text:span text:style-name="T506"><text:s text:c="4"/>scanf</text:span><text:span text:style-name="T507">(</text:span><text:span text:style-name="T508">"%c"</text:span><text:span text:style-name="T509">,</text:span><text:span text:style-name="T510"><text:s/></text:span><text:span text:style-name="T511">&amp;</text:span><text:span text:style-name="T512">c</text:span><text:span text:style-name="T513">);</text:span></text:p>
            <text:p text:style-name="P514"><text:span text:style-name="T515"><text:s text:c="4"/></text:span><text:span text:style-name="T516">if</text:span><text:span text:style-name="T517">(</text:span><text:span text:style-name="T518">c<text:s/></text:span><text:span text:style-name="T519">&gt;=</text:span><text:span text:style-name="T520"><text:s/></text:span><text:span text:style-name="T521">'a'</text:span><text:span text:style-name="T522"><text:s/></text:span><text:span text:style-name="T523">&amp;&amp;</text:span><text:span text:style-name="T524"><text:s/>c<text:s/></text:span><text:span text:style-name="T525">&lt;=</text:span><text:span text:style-name="T526"><text:s/></text:span><text:span text:style-name="T527">'z'</text:span><text:span text:style-name="T528">){</text:span></text:p>
            <text:p text:style-name="P529"><text:span text:style-name="T530"><text:s text:c="8"/></text:span><text:span text:style-name="T531">switch</text:span><text:span text:style-name="T532"><text:s/></text:span><text:span text:style-name="T533">(</text:span><text:span text:style-name="T534">c</text:span><text:span text:style-name="T535">)</text:span><text:span text:style-name="T536"><text:s/></text:span><text:span text:style-name="T537">{</text:span></text:p>
            <text:p text:style-name="P538"><text:span text:style-name="T539"><text:s text:c="12"/></text:span><text:span text:style-name="T540">case</text:span><text:span text:style-name="T541"><text:s/></text:span><text:span text:style-name="T542">'a'</text:span><text:span text:style-name="T543">:</text:span><text:span text:style-name="T544"><text:s/></text:span><text:span text:style-name="T545">case</text:span><text:span text:style-name="T546"><text:s/></text:span><text:span text:style-name="T547">'e'</text:span><text:span text:style-name="T548">:</text:span><text:span text:style-name="T549"><text:s/></text:span><text:span text:style-name="T550">case</text:span><text:span text:style-name="T551"><text:s/></text:span><text:span text:style-name="T552">'i'</text:span><text:span text:style-name="T553">:</text:span><text:span text:style-name="T554"><text:s/></text:span><text:span text:style-name="T555">case</text:span><text:span text:style-name="T556"><text:s/></text:span><text:span text:style-name="T557">'o'</text:span><text:span text:style-name="T558">:</text:span><text:span text:style-name="T559"><text:s/></text:span><text:span text:style-name="T560">case</text:span><text:span text:style-name="T561"><text:s/></text:span><text:span text:style-name="T562">'u'</text:span><text:span text:style-name="T563">:</text:span><text:span text:style-name="T564"><text:s/></text:span><text:span text:style-name="T565">case</text:span><text:span text:style-name="T566"><text:s/></text:span><text:span text:style-name="T567">'y'</text:span><text:span text:style-name="T568">:</text:span><text:span text:style-name="T569"><text:s/>printf</text:span><text:span text:style-name="T570">(</text:span><text:span text:style-name="T571">"C'est une voyelle !"</text:span><text:span text:style-name="T572">);</text:span></text:p>
            <text:p text:style-name="P573"><text:span text:style-name="T574"><text:s text:c="16"/></text:span><text:span text:style-name="T575">break</text:span><text:span text:style-name="T576">;</text:span></text:p>
            <text:p text:style-name="P577"><text:span text:style-name="T578"><text:s text:c="12"/></text:span><text:span text:style-name="T579">default</text:span><text:span text:style-name="T580">:</text:span><text:span text:style-name="T581"><text:s/>printf</text:span><text:span text:style-name="T582">(</text:span><text:span text:style-name="T583">"C'est une consonne !"</text:span><text:span text:style-name="T584">);</text:span></text:p>
            <text:p text:style-name="P585"><text:span text:style-name="T586"><text:s text:c="8"/></text:span><text:span text:style-name="T587">}</text:span></text:p>
            <text:p text:style-name="P588"><text:span text:style-name="T589"><text:s text:c="4"/></text:span><text:span text:style-name="T590">}</text:span><text:span text:style-name="T591"><text:s/></text:span><text:span text:style-name="T592">else</text:span><text:span text:style-name="T593"><text:s/></text:span><text:span text:style-name="T594">{</text:span></text:p>
            <text:p text:style-name="P595"><text:span text:style-name="T596"><text:s text:c="8"/>printf</text:span><text:span text:style-name="T597">(</text:span><text:span text:style-name="T598">"L'entree n'est pas un<text:s/></text:span><text:span text:style-name="T599">caractère alphabétique"</text:span><text:span text:style-name="T600">);</text:span></text:p>
            <text:p text:style-name="P601"><text:span text:style-name="T602"><text:s text:c="4"/></text:span><text:span text:style-name="T603">}</text:span></text:p>
            <text:p text:style-name="P604"><text:span text:style-name="T605"><text:s text:c="4"/></text:span><text:span text:style-name="T606">return</text:span><text:span text:style-name="T607"><text:s/></text:span><text:span text:style-name="T608">0</text:span><text:span text:style-name="T609">;</text:span></text:p>
            <text:p text:style-name="P610"><text:span text:style-name="T611">}</text:span></text:p>
          </table:table-cell>
        </table:table-row>
      </table:table>
      <text:p text:style-name="P612"/>
      <text:list text:style-name="LFO2" text:continue-numbering="true">
        <text:list-item>
          <text:p text:style-name="P613">Question 3 :</text:p>
        </text:list-item>
      </text:list>
      <text:p text:style-name="P614"/>
      <table:table table:style-name="Table615">
        <table:table-columns>
          <table:table-column table:style-name="TableColumn616"/>
        </table:table-columns>
        <table:table-row table:style-name="TableRow617">
          <table:table-cell table:style-name="TableCell618">
            <text:p text:style-name="P619">#include &lt;stdio.h&gt;</text:p>
            <text:p text:style-name="P620"><text:span text:style-name="T621">int</text:span><text:span text:style-name="T622"><text:s/>main</text:span><text:span text:style-name="T623">(){</text:span></text:p>
            <text:p text:style-name="P624"><text:span text:style-name="T625"><text:s text:c="4"/></text:span><text:span text:style-name="T626">int</text:span><text:span text:style-name="T627"><text:s/>a</text:span><text:span text:style-name="T628">,</text:span><text:span text:style-name="T629"><text:s/>b</text:span><text:span text:style-name="T630">;</text:span></text:p>
            <text:p text:style-name="P631"><text:span text:style-name="T632"><text:s text:c="4"/>printf</text:span><text:span text:style-name="T633">(</text:span><text:span text:style-name="T634">"Entrez un premier nombre: \n"</text:span><text:span text:style-name="T635">);</text:span></text:p>
            <text:p text:style-name="P636"><text:span text:style-name="T637"><text:s text:c="4"/>scanf</text:span><text:span text:style-name="T638">(</text:span><text:span text:style-name="T639">"%d"</text:span><text:span text:style-name="T640">,</text:span><text:span text:style-name="T641"><text:s/></text:span><text:span text:style-name="T642">&amp;</text:span><text:span text:style-name="T643">a</text:span><text:span text:style-name="T644">);</text:span></text:p>
            <text:p text:style-name="P645"><text:span text:style-name="T646"><text:s text:c="4"/>printf</text:span><text:span text:style-name="T647">(</text:span><text:span text:style-name="T648">"Entrez un deuxoeme nombre: \n"</text:span><text:span text:style-name="T649">);</text:span></text:p>
            <text:p text:style-name="P650"><text:span text:style-name="T651"><text:s text:c="4"/>scanf</text:span><text:span text:style-name="T652">(</text:span><text:span text:style-name="T653">"%d"</text:span><text:span text:style-name="T654">,</text:span><text:span text:style-name="T655"><text:s/></text:span><text:span text:style-name="T656">&amp;</text:span><text:span text:style-name="T657">b</text:span><text:span text:style-name="T658">);</text:span></text:p>
            <text:p text:style-name="P659"><text:span text:style-name="T660"><text:s text:c="4"/></text:span><text:span text:style-name="T661">switch</text:span><text:span text:style-name="T662"><text:s/></text:span><text:span text:style-name="T663">(</text:span><text:span text:style-name="T664">a</text:span><text:span text:style-name="T665">&gt;</text:span><text:span text:style-name="T666">b</text:span><text:span text:style-name="T667">)</text:span><text:span text:style-name="T668"><text:s/></text:span><text:span text:style-name="T669">{</text:span></text:p>
            <text:p text:style-name="P670"><text:span text:style-name="T671"><text:s text:c="8"/></text:span><text:span text:style-name="T672">case</text:span><text:span text:style-name="T673"><text:s/></text:span><text:span text:style-name="T674">0</text:span><text:span text:style-name="T675">:</text:span><text:span text:style-name="T676"><text:s/>printf</text:span><text:span text:style-name="T677">(</text:span><text:span text:style-name="T678">"le maximum est: %d\n"</text:span><text:span text:style-name="T679">,</text:span><text:span text:style-name="T680"><text:s/>b</text:span><text:span text:style-name="T681">);</text:span></text:p>
            <text:p text:style-name="P682"><text:span text:style-name="T683"><text:s text:c="12"/></text:span><text:span text:style-name="T684">break</text:span><text:span text:style-name="T685">;</text:span></text:p>
            <text:p text:style-name="P686"><text:span text:style-name="T687"><text:s text:c="8"/></text:span><text:span text:style-name="T688">case</text:span><text:span text:style-name="T689"><text:s/></text:span><text:span text:style-name="T690">1</text:span><text:span text:style-name="T691">:</text:span><text:span text:style-name="T692"><text:s/>printf</text:span><text:span text:style-name="T693">(</text:span><text:span text:style-name="T694">"le maximum est: %d\n"</text:span><text:span text:style-name="T695">,</text:span><text:span text:style-name="T696"><text:s/>a</text:span><text:span text:style-name="T697">);</text:span></text:p>
            <text:p text:style-name="P698"><text:span text:style-name="T699"><text:s text:c="12"/></text:span><text:span text:style-name="T700">break</text:span><text:span text:style-name="T701">;</text:span></text:p>
            <text:p text:style-name="P702"><text:span text:style-name="T703"><text:s text:c="8"/></text:span><text:span text:style-name="T704">default</text:span><text:span text:style-name="T705">:</text:span><text:span text:style-name="T706"><text:s/>printf</text:span><text:span text:style-name="T707">(</text:span><text:span text:style-name="T708">"Pas de maximum trouve"</text:span><text:span text:style-name="T709">);</text:span></text:p>
            <text:p text:style-name="P710"><text:span text:style-name="T711"><text:s text:c="4"/></text:span><text:span text:style-name="T712">}</text:span></text:p>
            <text:p text:style-name="P713"><text:span text:style-name="T714"><text:s text:c="4"/></text:span><text:span text:style-name="T715">return</text:span><text:span text:style-name="T716"><text:s/></text:span><text:span text:style-name="T717">0</text:span><text:span text:style-name="T718">;</text:span></text:p>
            <text:p text:style-name="P719"><text:span text:style-name="T720">}</text:span></text:p>
          </table:table-cell>
        </table:table-row>
      </table:table>
      <text:p text:style-name="P721"/>
      <text:p text:style-name="P722"/>
      <text:p text:style-name="P723">Exercice 4 :</text:p>
      <text:p text:style-name="P724"/>
      <text:list text:style-name="LFO2" text:continue-numbering="true">
        <text:list-item>
          <text:p text:style-name="P725">Question 1 :</text:p>
        </text:list-item>
      </text:list>
      <text:p text:style-name="P726"/>
      <table:table table:style-name="Table727">
        <table:table-columns>
          <table:table-column table:style-name="TableColumn728"/>
        </table:table-columns>
        <table:table-row table:style-name="TableRow729">
          <table:table-cell table:style-name="TableCell730">
            <text:p text:style-name="P731">#include &lt;stdio.h&gt;</text:p>
            <text:p text:style-name="P732">#include &lt;stdlib.h&gt;</text:p>
            <text:p text:style-name="P733">#include &lt;time.h&gt;</text:p>
            <text:p text:style-name="P734"/>
            <text:p text:style-name="P735"><text:span text:style-name="T736">int</text:span><text:span text:style-name="T737"><text:s/>main</text:span><text:span text:style-name="T738">(){</text:span></text:p>
            <text:p text:style-name="P739"><text:span text:style-name="T740"><text:s text:c="4"/>srand</text:span><text:span text:style-name="T741">(</text:span><text:span text:style-name="T742">time</text:span><text:span text:style-name="T743">(</text:span><text:span text:style-name="T744">NULL</text:span><text:span text:style-name="T745">));</text:span></text:p>
            <text:p text:style-name="P746"><text:span text:style-name="T747"><text:s text:c="4"/></text:span><text:span text:style-name="T748">int</text:span><text:span text:style-name="T749"><text:s/>nbgen</text:span><text:span text:style-name="T750">=</text:span><text:span text:style-name="T751">rand</text:span><text:span text:style-name="T752">()%</text:span><text:span text:style-name="T753">9</text:span><text:span text:style-name="T754">+</text:span><text:span text:style-name="T755">1</text:span><text:span text:style-name="T756">;</text:span></text:p>
            <text:p text:style-name="P757"><text:span text:style-name="T758"><text:s text:c="4"/></text:span><text:span text:style-name="T759">int</text:span><text:span text:style-name="T760"><text:s/>temp1</text:span><text:span text:style-name="T761">,</text:span><text:span text:style-name="T762">temp2</text:span><text:span text:style-name="T763">,</text:span><text:span text:style-name="T764">temp3</text:span><text:span text:style-name="T765">;</text:span></text:p>
            <text:p text:style-name="P766"><text:span text:style-name="T767"><text:s text:c="4"/></text:span><text:span text:style-name="T768">do</text:span></text:p>
            <text:p text:style-name="P769"><text:span text:style-name="T770"><text:s text:c="4"/></text:span><text:span text:style-name="T771">{</text:span></text:p>
            <text:p text:style-name="P772"><text:span text:style-name="T773"><text:s text:c="8"/>temp1</text:span><text:span text:style-name="T774">=</text:span><text:span text:style-name="T775">rand</text:span><text:span text:style-name="T776">()%</text:span><text:span text:style-name="T777">9</text:span><text:span text:style-name="T778">+</text:span><text:span text:style-name="T779">1</text:span><text:span text:style-name="T780">;</text:span></text:p>
            <text:p text:style-name="P781"><text:span text:style-name="T782"><text:s text:c="8"/>printf</text:span><text:span text:style-name="T783">(</text:span><text:span text:style-name="T784">"%d\n"</text:span><text:span text:style-name="T785">,</text:span><text:span text:style-name="T786">temp1</text:span><text:span text:style-name="T787">);</text:span></text:p>
            <text:p text:style-name="P788"><text:span text:style-name="T789"><text:s text:c="8"/></text:span><text:span text:style-name="T790">if</text:span><text:span text:style-name="T791"><text:s/></text:span><text:span text:style-name="T792">(</text:span><text:span text:style-name="T793">temp1</text:span><text:span text:style-name="T794">%</text:span><text:span text:style-name="T795">2</text:span><text:span text:style-name="T796">==</text:span><text:span text:style-name="T797">0</text:span><text:span text:style-name="T798">){</text:span></text:p>
            <text:p text:style-name="P799"/>
            <text:p text:style-name="P800"><text:span text:style-name="T801"><text:s text:c="12"/>temp2</text:span><text:span text:style-name="T802">=</text:span><text:span text:style-name="T803">rand</text:span><text:span text:style-name="T804">()%</text:span><text:span text:style-name="T805">9</text:span><text:span text:style-name="T806">+</text:span><text:span text:style-name="T807">1</text:span><text:span text:style-name="T808">;</text:span></text:p>
            <text:p text:style-name="P809"><text:span text:style-name="T810"><text:s text:c="12"/>printf</text:span><text:span text:style-name="T811">(</text:span><text:span text:style-name="T812">"%d\n"</text:span><text:span text:style-name="T813">,</text:span><text:span text:style-name="T814">temp2</text:span><text:span text:style-name="T815">);</text:span></text:p>
            <text:p text:style-name="P816"><text:span text:style-name="T817"><text:s text:c="12"/></text:span><text:span text:style-name="T818">if</text:span><text:span text:style-name="T819">(</text:span><text:span text:style-name="T820">temp2</text:span><text:span text:style-name="T821">%</text:span><text:span text:style-name="T822">2</text:span><text:span text:style-name="T823">==</text:span><text:span text:style-name="T824">1</text:span><text:span text:style-name="T825">){</text:span></text:p>
            <text:p text:style-name="P826"/>
            <text:p text:style-name="P827"><text:span text:style-name="T828"><text:s text:c="16"/>temp3</text:span><text:span text:style-name="T829">=</text:span><text:span text:style-name="T830">rand</text:span><text:span text:style-name="T831">()%</text:span><text:span text:style-name="T832">9</text:span><text:span text:style-name="T833">+</text:span><text:span text:style-name="T834">1</text:span><text:span text:style-name="T835">;</text:span></text:p>
            <text:p text:style-name="P836"><text:span text:style-name="T837"><text:s text:c="16"/>printf</text:span><text:span text:style-name="T838">(</text:span><text:span text:style-name="T839">"%d\n"</text:span><text:span text:style-name="T840">,</text:span><text:span text:style-name="T841">temp3</text:span><text:span text:style-name="T842">);</text:span></text:p>
            <text:p text:style-name="P843"><text:span text:style-name="T844"><text:s text:c="16"/></text:span><text:span text:style-name="T845">if</text:span><text:span text:style-name="T846">(</text:span><text:span text:style-name="T847">temp3</text:span><text:span text:style-name="T848">%</text:span><text:span text:style-name="T849">2</text:span><text:span text:style-name="T850">==</text:span><text:span text:style-name="T851">1</text:span><text:span text:style-name="T852">){</text:span></text:p>
            <text:p text:style-name="P853"/>
            <text:p text:style-name="P854"><text:span text:style-name="T855"><text:s text:c="20"/>printf</text:span><text:span text:style-name="T856">(</text:span><text:span text:style-name="T857">"boucle fini"</text:span><text:span text:style-name="T858">);</text:span></text:p>
            <text:p text:style-name="P859"><text:span text:style-name="T860"><text:s text:c="16"/></text:span><text:span text:style-name="T861">}</text:span><text:span text:style-name="T862">else</text:span><text:span text:style-name="T863">{</text:span></text:p>
            <text:p text:style-name="P864"><text:span text:style-name="T865"><text:s text:c="20"/>temp1</text:span><text:span text:style-name="T866">=</text:span><text:span text:style-name="T867">0</text:span><text:span text:style-name="T868">;</text:span></text:p>
            <text:p text:style-name="P869"><text:span text:style-name="T870"><text:s text:c="20"/>temp2</text:span><text:span text:style-name="T871">=</text:span><text:span text:style-name="T872">0</text:span><text:span text:style-name="T873">;</text:span></text:p>
            <text:p text:style-name="P874"><text:span text:style-name="T875"><text:s text:c="20"/>temp3</text:span><text:span text:style-name="T876">=</text:span><text:span text:style-name="T877">0</text:span><text:span text:style-name="T878">;</text:span></text:p>
            <text:p text:style-name="P879"><text:span text:style-name="T880"><text:s text:c="16"/></text:span><text:span text:style-name="T881">}</text:span></text:p>
            <text:p text:style-name="P882"><text:span text:style-name="T883"><text:s text:c="12"/></text:span><text:span text:style-name="T884">}</text:span><text:span text:style-name="T885">else</text:span><text:span text:style-name="T886">{</text:span></text:p>
            <text:p text:style-name="P887"><text:span text:style-name="T888"><text:s text:c="16"/>temp1</text:span><text:span text:style-name="T889">=</text:span><text:span text:style-name="T890">0</text:span><text:span text:style-name="T891">;</text:span></text:p>
            <text:p text:style-name="P892"><text:span text:style-name="T893"><text:s text:c="16"/>temp2</text:span><text:span text:style-name="T894">=</text:span><text:span text:style-name="T895">0</text:span><text:span text:style-name="T896">;</text:span></text:p>
            <text:p text:style-name="P897"><text:span text:style-name="T898"><text:s text:c="12"/></text:span><text:span text:style-name="T899">}</text:span></text:p>
            <text:p text:style-name="P900"><text:span text:style-name="T901"><text:s text:c="8"/></text:span><text:span text:style-name="T902">}</text:span><text:span text:style-name="T903">else</text:span><text:span text:style-name="T904">{</text:span></text:p>
            <text:p text:style-name="P905"><text:span text:style-name="T906"><text:s text:c="12"/>temp1</text:span><text:span text:style-name="T907">=</text:span><text:span text:style-name="T908">0</text:span><text:span text:style-name="T909">;</text:span></text:p>
            <text:p text:style-name="P910"><text:span text:style-name="T911"><text:s text:c="8"/></text:span><text:span text:style-name="T912">}</text:span></text:p>
            <text:p text:style-name="P913"/>
            <text:p text:style-name="P914"><text:span text:style-name="T915"><text:s text:c="4"/></text:span><text:span text:style-name="T916">}</text:span><text:span text:style-name="T917"><text:s/></text:span><text:span text:style-name="T918">while</text:span><text:span text:style-name="T919"><text:s/></text:span><text:span text:style-name="T920">(</text:span><text:span text:style-name="T921">temp1</text:span><text:span text:style-name="T922">%</text:span><text:span text:style-name="T923">2</text:span><text:span text:style-name="T924">==</text:span><text:span text:style-name="T925">0</text:span><text:span text:style-name="T926"><text:s/></text:span><text:span text:style-name="T927">&amp;&amp;</text:span><text:span text:style-name="T928"><text:s/>temp2</text:span><text:span text:style-name="T929">%</text:span><text:span text:style-name="T930">2</text:span><text:span text:style-name="T931">==</text:span><text:span text:style-name="T932">1</text:span><text:span text:style-name="T933"><text:s/></text:span><text:span text:style-name="T934">&amp;&amp;</text:span><text:span text:style-name="T935"><text:s/>temp3</text:span><text:span text:style-name="T936">%</text:span><text:span text:style-name="T937">2</text:span><text:span text:style-name="T938">==</text:span><text:span text:style-name="T939">1</text:span><text:span text:style-name="T940">);</text:span></text:p>
            <text:p text:style-name="P941"><text:span text:style-name="T942"><text:s text:c="4"/>printf</text:span><text:span text:style-name="T943">(</text:span><text:span text:style-name="T944">"boucle terminer la suite obtenue est : %d %d %d"</text:span><text:span text:style-name="T945">,</text:span><text:span text:style-name="T946"><text:s/>temp1</text:span><text:span text:style-name="T947">,</text:span><text:span text:style-name="T948"><text:s/>temp2</text:span><text:span text:style-name="T949">,</text:span><text:span text:style-name="T950"><text:s/>temp3</text:span><text:span text:style-name="T951">);</text:span></text:p>
            <text:p text:style-name="P952"/>
            <text:p text:style-name="P953"><text:span text:style-name="T954"><text:s text:c="4"/></text:span><text:span text:style-name="T955">return</text:span><text:span text:style-name="T956"><text:s/></text:span><text:span text:style-name="T957">0</text:span><text:span text:style-name="T958">;</text:span></text:p>
            <text:p text:style-name="P959"><text:span text:style-name="T960">}</text:span></text:p>
          </table:table-cell>
        </table:table-row>
      </table:table>
      <text:p text:style-name="P961"/>
      <text:list text:style-name="LFO2" text:continue-numbering="true">
        <text:list-item>
          <text:p text:style-name="P962">Question 2 :<text:s/></text:p>
        </text:list-item>
      </text:list>
      <text:p text:style-name="P963"/>
      <text:p text:style-name="P964"/>
      <table:table table:style-name="Table965">
        <table:table-columns>
          <table:table-column table:style-name="TableColumn966"/>
        </table:table-columns>
        <table:table-row table:style-name="TableRow967">
          <table:table-cell table:style-name="TableCell968">
            <text:soft-page-break/>
            <text:p text:style-name="P969">#include &lt;stdio.h&gt;</text:p>
            <text:p text:style-name="P970">#include &lt;stdlib.h&gt;</text:p>
            <text:p text:style-name="P971">#include &lt;time.h&gt;</text:p>
            <text:p text:style-name="P972"/>
            <text:p text:style-name="P973"><text:span text:style-name="T974">int</text:span><text:span text:style-name="T975"><text:s/>main</text:span><text:span text:style-name="T976">(){</text:span></text:p>
            <text:p text:style-name="P977"><text:span text:style-name="T978"><text:s text:c="4"/>srand</text:span><text:span text:style-name="T979">(</text:span><text:span text:style-name="T980">time</text:span><text:span text:style-name="T981">(</text:span><text:span text:style-name="T982">NULL</text:span><text:span text:style-name="T983">));</text:span></text:p>
            <text:p text:style-name="P984"><text:span text:style-name="T985"><text:s text:c="4"/></text:span><text:span text:style-name="T986">int</text:span><text:span text:style-name="T987"><text:s/>nbgen</text:span><text:span text:style-name="T988">=</text:span><text:span text:style-name="T989">rand</text:span><text:span text:style-name="T990">()%</text:span><text:span text:style-name="T991">999</text:span><text:span text:style-name="T992">+</text:span><text:span text:style-name="T993">100</text:span><text:span text:style-name="T994">;</text:span></text:p>
            <text:p text:style-name="P995"><text:span text:style-name="T996"><text:s text:c="4"/></text:span><text:span text:style-name="T997">int</text:span><text:span text:style-name="T998"><text:s/>temp1</text:span><text:span text:style-name="T999">,</text:span><text:span text:style-name="T1000">a</text:span><text:span text:style-name="T1001">,</text:span><text:span text:style-name="T1002">compteur</text:span><text:span text:style-name="T1003">;</text:span></text:p>
            <text:p text:style-name="P1004"/>
            <text:p text:style-name="P1005"><text:span text:style-name="T1006"><text:s text:c="4"/>printf</text:span><text:span text:style-name="T1007">(</text:span><text:span text:style-name="T1008">"saisissez un nombre a 3 chiffre :\n"</text:span><text:span text:style-name="T1009">);</text:span></text:p>
            <text:p text:style-name="P1010"><text:span text:style-name="T1011"><text:s text:c="4"/>scanf</text:span><text:span text:style-name="T1012">(</text:span><text:span text:style-name="T1013">"%d "</text:span><text:span text:style-name="T1014">,&amp;</text:span><text:span text:style-name="T1015">a</text:span><text:span text:style-name="T1016">);</text:span></text:p>
            <text:p text:style-name="P1017"/>
            <text:p text:style-name="P1018"><text:span text:style-name="T1019"><text:s text:c="4"/>compteur<text:s/></text:span><text:span text:style-name="T1020">=</text:span><text:span text:style-name="T1021"><text:s/></text:span><text:span text:style-name="T1022">0</text:span><text:span text:style-name="T1023">;</text:span></text:p>
            <text:p text:style-name="P1024"><text:s text:c="4"/></text:p>
            <text:p text:style-name="P1025"><text:span text:style-name="T1026"><text:s text:c="4"/></text:span><text:span text:style-name="T1027">do</text:span></text:p>
            <text:p text:style-name="P1028"><text:span text:style-name="T1029"><text:s text:c="4"/></text:span><text:span text:style-name="T1030">{</text:span></text:p>
            <text:p text:style-name="P1031"><text:span text:style-name="T1032"><text:s text:c="8"/>temp1</text:span><text:span text:style-name="T1033">=</text:span><text:span text:style-name="T1034">rand</text:span><text:span text:style-name="T1035">()%</text:span><text:span text:style-name="T1036">999</text:span><text:span text:style-name="T1037">+</text:span><text:span text:style-name="T1038">100</text:span><text:span text:style-name="T1039">;</text:span></text:p>
            <text:p text:style-name="P1040"><text:span text:style-name="T1041"><text:s text:c="8"/>compteur</text:span><text:span text:style-name="T1042">++;</text:span></text:p>
            <text:p text:style-name="P1043"><text:span text:style-name="T1044"><text:s text:c="4"/></text:span><text:span text:style-name="T1045">}</text:span><text:span text:style-name="T1046"><text:s/></text:span><text:span text:style-name="T1047">while</text:span><text:span text:style-name="T1048"><text:s/></text:span><text:span text:style-name="T1049">(</text:span><text:span text:style-name="T1050">temp1<text:s/></text:span><text:span text:style-name="T1051">!=</text:span><text:span text:style-name="T1052"><text:s/>a<text:s/></text:span><text:span text:style-name="T1053">);</text:span></text:p>
            <text:p text:style-name="P1054"><text:span text:style-name="T1055"><text:s text:c="4"/>printf</text:span><text:span text:style-name="T1056">(</text:span><text:span text:style-name="T1057">" le nombre choisie est %d, il a fallut %d tirage pour le retrouver"</text:span><text:span text:style-name="T1058">,</text:span><text:span text:style-name="T1059">a</text:span><text:span text:style-name="T1060">,</text:span><text:span text:style-name="T1061">compteur</text:span><text:span text:style-name="T1062">);</text:span></text:p>
            <text:p text:style-name="P1063"/>
            <text:p text:style-name="P1064"><text:span text:style-name="T1065"><text:s text:c="4"/></text:span><text:span text:style-name="T1066">return</text:span><text:span text:style-name="T1067"><text:s/></text:span><text:span text:style-name="T1068">0</text:span><text:span text:style-name="T1069">;</text:span></text:p>
            <text:p text:style-name="P1070"><text:span text:style-name="T1071">}</text:span></text:p>
          </table:table-cell>
        </table:table-row>
      </table:table>
      <text:p text:style-name="P1072"/>
      <text:list text:style-name="LFO2" text:continue-numbering="true">
        <text:list-item>
          <text:p text:style-name="P1073">Question 3 :</text:p>
        </text:list-item>
      </text:list>
      <text:p text:style-name="P1074"/>
      <table:table table:style-name="Table1075">
        <table:table-columns>
          <table:table-column table:style-name="TableColumn1076"/>
        </table:table-columns>
        <table:table-row table:style-name="TableRow1077">
          <table:table-cell table:style-name="TableCell1078">
            <text:p text:style-name="P1079">#include &lt;stdio.h&gt;</text:p>
            <text:p text:style-name="P1080"><text:span text:style-name="T1081">int</text:span><text:span text:style-name="T1082"><text:s/>main</text:span><text:span text:style-name="T1083">(){</text:span></text:p>
            <text:p text:style-name="P1084"><text:span text:style-name="T1085"><text:s text:c="4"/></text:span><text:span text:style-name="T1086">int</text:span><text:span text:style-name="T1087"><text:s/>a</text:span><text:span text:style-name="T1088">,</text:span><text:span text:style-name="T1089">min</text:span><text:span text:style-name="T1090">,</text:span><text:span text:style-name="T1091">max</text:span><text:span text:style-name="T1092">;</text:span></text:p>
            <text:p text:style-name="P1093"><text:span text:style-name="T1094"><text:s text:c="4"/>min</text:span><text:span text:style-name="T1095">=</text:span><text:span text:style-name="T1096">500000</text:span><text:span text:style-name="T1097">;</text:span></text:p>
            <text:p text:style-name="P1098"><text:span text:style-name="T1099"><text:s text:c="4"/>max</text:span><text:span text:style-name="T1100">=</text:span><text:span text:style-name="T1101">0</text:span><text:span text:style-name="T1102">;</text:span></text:p>
            <text:p text:style-name="P1103"><text:span text:style-name="T1104"><text:s text:c="4"/></text:span><text:span text:style-name="T1105">do</text:span></text:p>
            <text:p text:style-name="P1106"><text:span text:style-name="T1107"><text:s text:c="4"/></text:span><text:span text:style-name="T1108">{</text:span></text:p>
            <text:p text:style-name="P1109"><text:span text:style-name="T1110"><text:s text:c="8"/>printf</text:span><text:span text:style-name="T1111">(</text:span><text:span text:style-name="T1112">"saisissez une valeur entiere non nule:\n"</text:span><text:span text:style-name="T1113">);</text:span></text:p>
            <text:p text:style-name="P1114"><text:span text:style-name="T1115"><text:s text:c="8"/>scanf</text:span><text:span text:style-name="T1116">(</text:span><text:span text:style-name="T1117">"%d "</text:span><text:span text:style-name="T1118">,&amp;</text:span><text:span text:style-name="T1119">a</text:span><text:span text:style-name="T1120">);</text:span></text:p>
            <text:p text:style-name="P1121"/>
            <text:p text:style-name="P1122"><text:span text:style-name="T1123"><text:s text:c="8"/></text:span><text:span text:style-name="T1124">if</text:span><text:span text:style-name="T1125">(</text:span><text:span text:style-name="T1126">a</text:span><text:span text:style-name="T1127">&lt;</text:span><text:span text:style-name="T1128">min<text:s/></text:span><text:span text:style-name="T1129">&amp;&amp;</text:span><text:span text:style-name="T1130"><text:s/>a</text:span><text:span text:style-name="T1131">!=</text:span><text:span text:style-name="T1132"><text:s/></text:span><text:span text:style-name="T1133">0</text:span><text:span text:style-name="T1134">){</text:span></text:p>
            <text:p text:style-name="P1135"><text:span text:style-name="T1136"><text:s text:c="12"/>min</text:span><text:span text:style-name="T1137">=</text:span><text:span text:style-name="T1138">a</text:span><text:span text:style-name="T1139">;</text:span></text:p>
            <text:p text:style-name="P1140"><text:span text:style-name="T1141"><text:s text:c="8"/></text:span><text:span text:style-name="T1142">}</text:span><text:span text:style-name="T1143">else</text:span><text:span text:style-name="T1144"><text:s/></text:span><text:span text:style-name="T1145">if</text:span><text:span text:style-name="T1146">(</text:span><text:span text:style-name="T1147">a</text:span><text:span text:style-name="T1148">&gt;</text:span><text:span text:style-name="T1149">max</text:span><text:span text:style-name="T1150">){</text:span></text:p>
            <text:p text:style-name="P1151"><text:span text:style-name="T1152"><text:s text:c="12"/>max</text:span><text:span text:style-name="T1153">=</text:span><text:span text:style-name="T1154">a</text:span><text:span text:style-name="T1155">;</text:span></text:p>
            <text:p text:style-name="P1156"><text:span text:style-name="T1157"><text:s text:c="8"/></text:span><text:span text:style-name="T1158">}</text:span><text:span text:style-name="T1159">else</text:span><text:span text:style-name="T1160">{</text:span></text:p>
            <text:p text:style-name="P1161"/>
            <text:p text:style-name="P1162"><text:span text:style-name="T1163"><text:s text:c="8"/></text:span><text:span text:style-name="T1164">}</text:span></text:p>
            <text:p text:style-name="P1165"/>
            <text:p text:style-name="P1166"><text:span text:style-name="T1167"><text:s text:c="4"/></text:span><text:span text:style-name="T1168">}</text:span><text:span text:style-name="T1169"><text:s/></text:span><text:span text:style-name="T1170">while</text:span><text:span text:style-name="T1171"><text:s/></text:span><text:span text:style-name="T1172">(</text:span><text:span text:style-name="T1173">a<text:s/></text:span><text:span text:style-name="T1174">!=</text:span><text:span text:style-name="T1175"><text:s/></text:span><text:span text:style-name="T1176">0</text:span><text:span text:style-name="T1177"><text:s/></text:span><text:span text:style-name="T1178">);</text:span></text:p>
            <text:p text:style-name="P1179"/>
            <text:p text:style-name="P1180"><text:span text:style-name="T1181"><text:s text:c="4"/>printf</text:span><text:span text:style-name="T1182">(</text:span><text:span text:style-name="T1183">" le minimum est %d, le max<text:s/></text:span><text:span text:style-name="T1184">est %d "</text:span><text:span text:style-name="T1185">,</text:span><text:span text:style-name="T1186">min</text:span><text:span text:style-name="T1187">,</text:span><text:span text:style-name="T1188">max</text:span><text:span text:style-name="T1189">);</text:span></text:p>
            <text:p text:style-name="P1190"/>
            <text:soft-page-break/>
            <text:p text:style-name="P1191"><text:span text:style-name="T1192"><text:s text:c="4"/></text:span><text:span text:style-name="T1193">return</text:span><text:span text:style-name="T1194"><text:s/></text:span><text:span text:style-name="T1195">0</text:span><text:span text:style-name="T1196">;</text:span></text:p>
            <text:p text:style-name="P1197"><text:span text:style-name="T1198">}</text:span></text:p>
          </table:table-cell>
        </table:table-row>
      </table:table>
      <text:p text:style-name="P1199"/>
      <text:p text:style-name="P1200">Exercice 5 :</text:p>
      <text:list text:style-name="LFO3" text:continue-numbering="true">
        <text:list-item>
          <text:p text:style-name="P1201">Question 1</text:p>
        </text:list-item>
      </text:list>
      <text:p text:style-name="P1202"/>
      <table:table table:style-name="Table1203">
        <table:table-columns>
          <table:table-column table:style-name="TableColumn1204"/>
        </table:table-columns>
        <table:table-row table:style-name="TableRow1205">
          <table:table-cell table:style-name="TableCell1206">
            <text:p text:style-name="P1207">#include &lt;stdio.h&gt;</text:p>
            <text:p text:style-name="P1208"/>
            <text:p text:style-name="P1209"><text:span text:style-name="T1210">int</text:span><text:span text:style-name="T1211"><text:s/>main</text:span><text:span text:style-name="T1212">()</text:span></text:p>
            <text:p text:style-name="P1213"><text:span text:style-name="T1214">{</text:span></text:p>
            <text:p text:style-name="P1215"><text:span text:style-name="T1216"><text:s text:c="4"/></text:span><text:span text:style-name="T1217">char</text:span><text:span text:style-name="T1218"><text:s/>i</text:span><text:span text:style-name="T1219">;</text:span></text:p>
            <text:p text:style-name="P1220"><text:span text:style-name="T1221"><text:s text:c="4"/>i<text:s/></text:span><text:span text:style-name="T1222">=</text:span><text:span text:style-name="T1223"><text:s/></text:span><text:span text:style-name="T1224">'0'</text:span><text:span text:style-name="T1225">;</text:span></text:p>
            <text:p text:style-name="P1226"><text:span text:style-name="T1227"><text:s text:c="4"/></text:span><text:span text:style-name="T1228">while</text:span><text:span text:style-name="T1229">(</text:span><text:span text:style-name="T1230">i<text:s/></text:span><text:span text:style-name="T1231">&lt;=</text:span><text:span text:style-name="T1232"><text:s/></text:span><text:span text:style-name="T1233">'9'</text:span><text:span text:style-name="T1234">){</text:span></text:p>
            <text:p text:style-name="P1235"><text:span text:style-name="T1236"><text:s text:c="8"/>printf</text:span><text:span text:style-name="T1237">(</text:span><text:span text:style-name="T1238">"caractere %c <text:s/>code ASCII = %d <text:s/>code hexa = %x\n"</text:span><text:span text:style-name="T1239">,</text:span><text:span text:style-name="T1240"><text:s/>i</text:span><text:span text:style-name="T1241">,</text:span><text:span text:style-name="T1242"><text:s/>i</text:span><text:span text:style-name="T1243">,</text:span><text:span text:style-name="T1244"><text:s/>i</text:span><text:span text:style-name="T1245">);</text:span></text:p>
            <text:p text:style-name="P1246"><text:span text:style-name="T1247"><text:s text:c="8"/>i</text:span><text:span text:style-name="T1248">++;</text:span></text:p>
            <text:p text:style-name="P1249"><text:span text:style-name="T1250"><text:s text:c="4"/></text:span><text:span text:style-name="T1251">}</text:span></text:p>
            <text:p text:style-name="P1252"/>
            <text:p text:style-name="P1253"><text:span text:style-name="T1254"><text:s text:c="4"/></text:span><text:span text:style-name="T1255">return</text:span><text:span text:style-name="T1256"><text:s/></text:span><text:span text:style-name="T1257">0</text:span><text:span text:style-name="T1258">;</text:span></text:p>
            <text:p text:style-name="P1259"><text:span text:style-name="T1260">}</text:span></text:p>
          </table:table-cell>
        </table:table-row>
      </table:table>
      <text:p text:style-name="P1261"/>
      <text:list text:style-name="LFO3" text:continue-numbering="true">
        <text:list-item>
          <text:p text:style-name="P1262">Question 2</text:p>
        </text:list-item>
      </text:list>
      <text:p text:style-name="P1263"/>
      <table:table table:style-name="Table1264">
        <table:table-columns>
          <table:table-column table:style-name="TableColumn1265"/>
        </table:table-columns>
        <table:table-row table:style-name="TableRow1266">
          <table:table-cell table:style-name="TableCell1267">
            <text:p text:style-name="P1268">#include &lt;stdio.h&gt;</text:p>
            <text:p text:style-name="P1269"/>
            <text:p text:style-name="P1270"><text:span text:style-name="T1271">int</text:span><text:span text:style-name="T1272"><text:s/>main</text:span><text:span text:style-name="T1273">(){</text:span></text:p>
            <text:p text:style-name="P1274"><text:span text:style-name="T1275"><text:s text:c="4"/></text:span><text:span text:style-name="T1276">char</text:span><text:span text:style-name="T1277"><text:s/>c</text:span><text:span text:style-name="T1278">;</text:span></text:p>
            <text:p text:style-name="P1279"><text:span text:style-name="T1280"><text:s text:c="4"/></text:span><text:span text:style-name="T1281">int</text:span><text:span text:style-name="T1282"><text:s/>h<text:s/></text:span><text:span text:style-name="T1283">,</text:span><text:span text:style-name="T1284">row</text:span><text:span text:style-name="T1285">,</text:span><text:span text:style-name="T1286"><text:s/>symb</text:span><text:span text:style-name="T1287">;</text:span></text:p>
            <text:p text:style-name="P1288"/>
            <text:p text:style-name="P1289"><text:span text:style-name="T1290"><text:s text:c="4"/>row<text:s/></text:span><text:span text:style-name="T1291">=</text:span><text:span text:style-name="T1292"><text:s/></text:span><text:span text:style-name="T1293">0</text:span><text:span text:style-name="T1294">;</text:span></text:p>
            <text:p text:style-name="P1295"/>
            <text:p text:style-name="P1296"><text:span text:style-name="T1297"><text:s text:c="4"/>printf</text:span><text:span text:style-name="T1298">(</text:span><text:span text:style-name="T1299">"Saisir un caractere et un entier: \n"</text:span><text:span text:style-name="T1300">);</text:span></text:p>
            <text:p text:style-name="P1301"><text:span text:style-name="T1302"><text:s text:c="4"/>scanf</text:span><text:span text:style-name="T1303">(</text:span><text:span text:style-name="T1304">"%c %d"</text:span><text:span text:style-name="T1305">,</text:span><text:span text:style-name="T1306"><text:s/></text:span><text:span text:style-name="T1307">&amp;</text:span><text:span text:style-name="T1308">c</text:span><text:span text:style-name="T1309">,</text:span><text:span text:style-name="T1310"><text:s/></text:span><text:span text:style-name="T1311">&amp;</text:span><text:span text:style-name="T1312">h</text:span><text:span text:style-name="T1313">);</text:span></text:p>
            <text:p text:style-name="P1314"/>
            <text:p text:style-name="P1315"><text:span text:style-name="T1316"><text:s text:c="4"/></text:span><text:span text:style-name="T1317">while</text:span><text:span text:style-name="T1318">(</text:span><text:span text:style-name="T1319">row</text:span><text:span text:style-name="T1320">&lt;</text:span><text:span text:style-name="T1321">h</text:span><text:span text:style-name="T1322">){</text:span></text:p>
            <text:p text:style-name="P1323"><text:span text:style-name="T1324"><text:s text:c="8"/>symb<text:s/></text:span><text:span text:style-name="T1325">=</text:span><text:span text:style-name="T1326"><text:s/>row<text:s/></text:span><text:span text:style-name="T1327">+</text:span><text:span text:style-name="T1328"><text:s/></text:span><text:span text:style-name="T1329">1</text:span><text:span text:style-name="T1330">;</text:span></text:p>
            <text:p text:style-name="P1331"><text:span text:style-name="T1332"><text:s text:c="8"/></text:span><text:span text:style-name="T1333">while</text:span><text:span text:style-name="T1334"><text:s/></text:span><text:span text:style-name="T1335">(</text:span><text:span text:style-name="T1336">symb</text:span><text:span text:style-name="T1337">&gt;</text:span><text:span text:style-name="T1338">0</text:span><text:span text:style-name="T1339">){</text:span></text:p>
            <text:p text:style-name="P1340"><text:span text:style-name="T1341"><text:s text:c="12"/>printf</text:span><text:span text:style-name="T1342">(</text:span><text:span text:style-name="T1343">"%c "</text:span><text:span text:style-name="T1344">,</text:span><text:span text:style-name="T1345"><text:s/>c</text:span><text:span text:style-name="T1346">);</text:span></text:p>
            <text:p text:style-name="P1347"><text:span text:style-name="T1348"><text:s text:c="12"/>symb</text:span><text:span text:style-name="T1349">--;</text:span></text:p>
            <text:p text:style-name="P1350"><text:span text:style-name="T1351"><text:s text:c="8"/></text:span><text:span text:style-name="T1352">}</text:span></text:p>
            <text:p text:style-name="P1353"><text:span text:style-name="T1354"><text:s text:c="8"/>row</text:span><text:span text:style-name="T1355">++;</text:span></text:p>
            <text:p text:style-name="P1356"><text:span text:style-name="T1357"><text:s text:c="8"/>printf</text:span><text:span text:style-name="T1358">(</text:span><text:span text:style-name="T1359">"\n"</text:span><text:span text:style-name="T1360">);</text:span></text:p>
            <text:p text:style-name="P1361"><text:span text:style-name="T1362"><text:s text:c="4"/></text:span><text:span text:style-name="T1363">}</text:span></text:p>
            <text:p text:style-name="P1364"/>
            <text:p text:style-name="P1365"><text:span text:style-name="T1366"><text:s text:c="4"/></text:span><text:span text:style-name="T1367">return</text:span><text:span text:style-name="T1368"><text:s/></text:span><text:span text:style-name="T1369">0</text:span><text:span text:style-name="T1370">;</text:span></text:p>
            <text:p text:style-name="P1371"><text:span text:style-name="T1372">}</text:span></text:p>
            <text:p text:style-name="P1373"/>
            <text:p text:style-name="P1374"/>
          </table:table-cell>
        </table:table-row>
      </table:table>
      <text:p text:style-name="P1375"/>
      <text:p text:style-name="P1376"/>
      <text:soft-page-break/>
      <text:p text:style-name="P1377">Exercice<text:s/>6 :</text:p>
      <text:p text:style-name="P1378"/>
      <text:list text:style-name="LFO3" text:continue-numbering="true">
        <text:list-item>
          <text:p text:style-name="P1379">Question1</text:p>
        </text:list-item>
      </text:list>
      <text:p text:style-name="P1380"/>
      <table:table table:style-name="Table1381">
        <table:table-columns>
          <table:table-column table:style-name="TableColumn1382"/>
        </table:table-columns>
        <table:table-row table:style-name="TableRow1383">
          <table:table-cell table:style-name="TableCell1384">
            <text:p text:style-name="P1385">#include&lt;stdio.h&gt;</text:p>
            <text:p text:style-name="P1386"/>
            <text:p text:style-name="P1387"><text:span text:style-name="T1388">int</text:span><text:span text:style-name="T1389"><text:s/>main<text:s/></text:span><text:span text:style-name="T1390">(</text:span><text:span text:style-name="T1391">){</text:span></text:p>
            <text:p text:style-name="P1392"><text:span text:style-name="T1393"><text:s text:c="4"/></text:span><text:span text:style-name="T1394">int</text:span><text:span text:style-name="T1395"><text:s/>i</text:span><text:span text:style-name="T1396">,</text:span><text:span text:style-name="T1397"><text:s text:c="2"/>nb</text:span><text:span text:style-name="T1398">,</text:span><text:span text:style-name="T1399"><text:s/>somme</text:span><text:span text:style-name="T1400">,</text:span><text:span text:style-name="T1401"><text:s/>produit</text:span><text:span text:style-name="T1402">,</text:span><text:span text:style-name="T1403"><text:s/>moyenne</text:span><text:span text:style-name="T1404">;</text:span></text:p>
            <text:p text:style-name="P1405"/>
            <text:p text:style-name="P1406"><text:span text:style-name="T1407"><text:s text:c="4"/>somme<text:s/></text:span><text:span text:style-name="T1408">=</text:span><text:span text:style-name="T1409"><text:s/></text:span><text:span text:style-name="T1410">0</text:span><text:span text:style-name="T1411">;</text:span></text:p>
            <text:p text:style-name="P1412"><text:span text:style-name="T1413"><text:s text:c="4"/></text:span><text:span text:style-name="T1414">produit<text:s/></text:span><text:span text:style-name="T1415">=</text:span><text:span text:style-name="T1416"><text:s/></text:span><text:span text:style-name="T1417">1</text:span><text:span text:style-name="T1418">;</text:span></text:p>
            <text:p text:style-name="P1419"><text:s text:c="4"/></text:p>
            <text:p text:style-name="P1420"><text:span text:style-name="T1421"><text:s text:c="4"/>printf</text:span><text:span text:style-name="T1422">(</text:span><text:span text:style-name="T1423">"Entrez un entier positif : \n"</text:span><text:span text:style-name="T1424">);</text:span></text:p>
            <text:p text:style-name="P1425"><text:span text:style-name="T1426"><text:s text:c="4"/></text:span><text:span text:style-name="T1427">for</text:span><text:span text:style-name="T1428"><text:s/></text:span><text:span text:style-name="T1429">(</text:span><text:span text:style-name="T1430">nb = -1</text:span><text:span text:style-name="T1431">;</text:span><text:span text:style-name="T1432"><text:s/>nb &lt;= 0</text:span><text:span text:style-name="T1433">;){</text:span></text:p>
            <text:p text:style-name="P1434"><text:span text:style-name="T1435"><text:s text:c="8"/>scanf</text:span><text:span text:style-name="T1436">(</text:span><text:span text:style-name="T1437">"%d"</text:span><text:span text:style-name="T1438">,<text:s/></text:span><text:span text:style-name="T1439">&amp;nb</text:span><text:span text:style-name="T1440">);</text:span></text:p>
            <text:p text:style-name="P1441"><text:span text:style-name="T1442"><text:s text:c="4"/></text:span><text:span text:style-name="T1443">}</text:span></text:p>
            <text:p text:style-name="P1444"/>
            <text:p text:style-name="P1445"/>
            <text:p text:style-name="P1446"><text:span text:style-name="T1447"><text:s text:c="4"/></text:span><text:span text:style-name="T1448">for</text:span><text:span text:style-name="T1449"><text:s/></text:span><text:span text:style-name="T1450">(</text:span><text:span text:style-name="T1451">i<text:s/></text:span><text:span text:style-name="T1452">=</text:span><text:span text:style-name="T1453"><text:s/></text:span><text:span text:style-name="T1454">1</text:span><text:span text:style-name="T1455">;</text:span><text:span text:style-name="T1456"><text:s/>i</text:span><text:span text:style-name="T1457">&lt;=</text:span><text:span text:style-name="T1458"><text:s/>nb</text:span><text:span text:style-name="T1459">;</text:span><text:span text:style-name="T1460"><text:s/>i</text:span><text:span text:style-name="T1461">++){</text:span></text:p>
            <text:p text:style-name="P1462"><text:span text:style-name="T1463"><text:s text:c="8"/>printf</text:span><text:span text:style-name="T1464">(</text:span><text:span text:style-name="T1465">"Carre(%d) = %i\n"</text:span><text:span text:style-name="T1466">,</text:span><text:span text:style-name="T1467"><text:s/>i</text:span><text:span text:style-name="T1468">,</text:span><text:span text:style-name="T1469"><text:s/>i</text:span><text:span text:style-name="T1470">*</text:span><text:span text:style-name="T1471">i</text:span><text:span text:style-name="T1472">);</text:span></text:p>
            <text:p text:style-name="P1473"><text:span text:style-name="T1474"><text:s text:c="8"/>somme<text:s/></text:span><text:span text:style-name="T1475">+=</text:span><text:span text:style-name="T1476"><text:s text:c="2"/>i</text:span><text:span text:style-name="T1477">;</text:span></text:p>
            <text:p text:style-name="P1478"><text:span text:style-name="T1479"><text:s text:c="8"/>produit<text:s/></text:span><text:span text:style-name="T1480">*=</text:span><text:span text:style-name="T1481"><text:s/>i</text:span><text:span text:style-name="T1482">;</text:span></text:p>
            <text:p text:style-name="P1483"><text:span text:style-name="T1484"><text:s text:c="4"/></text:span><text:span text:style-name="T1485">}</text:span></text:p>
            <text:p text:style-name="P1486"><text:span text:style-name="T1487"><text:s text:c="4"/>moyenne<text:s/></text:span><text:span text:style-name="T1488">=</text:span><text:span text:style-name="T1489"><text:s/></text:span><text:span text:style-name="T1490">somme<text:s/></text:span><text:span text:style-name="T1491">/</text:span><text:span text:style-name="T1492"><text:s/>nb</text:span><text:span text:style-name="T1493">;</text:span></text:p>
            <text:p text:style-name="P1494"/>
            <text:p text:style-name="P1495"><text:span text:style-name="T1496"><text:s text:c="4"/>printf</text:span><text:span text:style-name="T1497">(</text:span><text:span text:style-name="T1498">"Somme: %d\nProduit: %d\nMoyenne: %d\n"</text:span><text:span text:style-name="T1499">,</text:span><text:span text:style-name="T1500"><text:s/>somme</text:span><text:span text:style-name="T1501">,</text:span><text:span text:style-name="T1502"><text:s/>produit</text:span><text:span text:style-name="T1503">,</text:span><text:span text:style-name="T1504"><text:s/>moyenne</text:span><text:span text:style-name="T1505">);</text:span></text:p>
            <text:p text:style-name="P1506"/>
            <text:p text:style-name="P1507"><text:span text:style-name="T1508"><text:s text:c="4"/></text:span><text:span text:style-name="T1509">return</text:span><text:span text:style-name="T1510"><text:s/></text:span><text:span text:style-name="T1511">0</text:span><text:span text:style-name="T1512">;</text:span></text:p>
            <text:p text:style-name="P1513"><text:span text:style-name="T1514">}</text:span></text:p>
            <text:p text:style-name="P1515"><text:s/></text:p>
          </table:table-cell>
        </table:table-row>
      </table:table>
      <text:p text:style-name="P1516"/>
      <text:list text:style-name="LFO3" text:continue-numbering="true">
        <text:list-item>
          <text:p text:style-name="P1517">Question 2</text:p>
        </text:list-item>
      </text:list>
      <text:p text:style-name="P1518"/>
      <table:table table:style-name="Table1519">
        <table:table-columns>
          <table:table-column table:style-name="TableColumn1520"/>
        </table:table-columns>
        <table:table-row table:style-name="TableRow1521">
          <table:table-cell table:style-name="TableCell1522">
            <text:p text:style-name="P1523">#include&lt;stdio.h&gt;</text:p>
            <text:p text:style-name="P1524"/>
            <text:p text:style-name="P1525"><text:span text:style-name="T1526">int</text:span><text:span text:style-name="T1527"><text:s/>main<text:s/></text:span><text:span text:style-name="T1528">(</text:span><text:span text:style-name="T1529">){</text:span></text:p>
            <text:p text:style-name="P1530"><text:span text:style-name="T1531"><text:s text:c="4"/></text:span><text:span text:style-name="T1532">int</text:span><text:span text:style-name="T1533"><text:s/>i</text:span><text:span text:style-name="T1534">,</text:span><text:span text:style-name="T1535"><text:s text:c="2"/>nb</text:span><text:span text:style-name="T1536">;</text:span></text:p>
            <text:p text:style-name="P1537"><text:span text:style-name="T1538"><text:s text:c="4"/></text:span><text:span text:style-name="T1539">double</text:span><text:span text:style-name="T1540"><text:s/>somme</text:span><text:span text:style-name="T1541">;</text:span></text:p>
            <text:p text:style-name="P1542"><text:span text:style-name="T1543"><text:s text:c="4"/>somme<text:s/></text:span><text:span text:style-name="T1544">=</text:span><text:span text:style-name="T1545"><text:s/></text:span><text:span text:style-name="T1546">0</text:span><text:span text:style-name="T1547">;</text:span></text:p>
            <text:p text:style-name="P1548"/>
            <text:p text:style-name="P1549"><text:span text:style-name="T1550"><text:s text:c="4"/>printf</text:span><text:span text:style-name="T1551">(</text:span><text:span text:style-name="T1552">"Entrez un entier positif : \n"</text:span><text:span text:style-name="T1553">);</text:span></text:p>
            <text:p text:style-name="P1554"><text:span text:style-name="T1555"><text:s text:c="4"/></text:span><text:span text:style-name="T1556">for</text:span><text:span text:style-name="T1557"><text:s/></text:span><text:span text:style-name="T1558">(</text:span><text:span text:style-name="T1559">nb = -1</text:span><text:span text:style-name="T1560">;</text:span><text:span text:style-name="T1561"><text:s/>nb &lt;</text:span><text:span text:style-name="T1562">=</text:span><text:span text:style-name="T1563"><text:s/>0</text:span><text:span text:style-name="T1564">;){</text:span></text:p>
            <text:p text:style-name="P1565"><text:span text:style-name="T1566"><text:s text:c="8"/>scanf</text:span><text:span text:style-name="T1567">(</text:span><text:span text:style-name="T1568">"%d"</text:span><text:span text:style-name="T1569">,<text:s/></text:span><text:span text:style-name="T1570">&amp;nb</text:span><text:span text:style-name="T1571">);</text:span></text:p>
            <text:p text:style-name="P1572"><text:span text:style-name="T1573"><text:s text:c="4"/></text:span><text:span text:style-name="T1574">}</text:span></text:p>
            <text:p text:style-name="P1575"><text:s text:c="4"/></text:p>
            <text:p text:style-name="P1576"/>
            <text:p text:style-name="P1577"><text:span text:style-name="T1578"><text:s text:c="4"/></text:span><text:span text:style-name="T1579">for</text:span><text:span text:style-name="T1580"><text:s/></text:span><text:span text:style-name="T1581">(</text:span><text:span text:style-name="T1582">i<text:s/></text:span><text:span text:style-name="T1583">=</text:span><text:span text:style-name="T1584"><text:s/></text:span><text:span text:style-name="T1585">1</text:span><text:span text:style-name="T1586">;</text:span><text:span text:style-name="T1587"><text:s/>i</text:span><text:span text:style-name="T1588">&lt;=</text:span><text:span text:style-name="T1589"><text:s/>nb</text:span><text:span text:style-name="T1590">;</text:span><text:span text:style-name="T1591"><text:s/>i</text:span><text:span text:style-name="T1592">++){</text:span></text:p>
            <text:p text:style-name="P1593"><text:span text:style-name="T1594"><text:s text:c="8"/>somme<text:s/></text:span><text:span text:style-name="T1595">+=</text:span><text:span text:style-name="T1596"><text:s/></text:span><text:span text:style-name="T1597">(</text:span><text:span text:style-name="T1598">double</text:span><text:span text:style-name="T1599">)(</text:span><text:span text:style-name="T1600">1.0</text:span><text:span text:style-name="T1601">/</text:span><text:span text:style-name="T1602">i</text:span><text:span text:style-name="T1603">);</text:span></text:p>
            <text:p text:style-name="P1604"><text:span text:style-name="T1605"><text:s text:c="8"/>printf</text:span><text:span text:style-name="T1606">(</text:span><text:span text:style-name="T1607">"%d / %d = %.2lf\n"</text:span><text:span text:style-name="T1608">,</text:span><text:span text:style-name="T1609"><text:s/></text:span><text:span text:style-name="T1610">1</text:span><text:span text:style-name="T1611">,</text:span><text:span text:style-name="T1612"><text:s/>i</text:span><text:span text:style-name="T1613">,</text:span><text:span text:style-name="T1614"><text:s/></text:span><text:span text:style-name="T1615">(</text:span><text:span text:style-name="T1616">double</text:span><text:span text:style-name="T1617">)(</text:span><text:span text:style-name="T1618">1.0</text:span><text:span text:style-name="T1619">/</text:span><text:span text:style-name="T1620">i</text:span><text:span text:style-name="T1621">));</text:span></text:p>
            <text:p text:style-name="P1622"><text:span text:style-name="T1623"><text:s text:c="4"/></text:span><text:span text:style-name="T1624">}</text:span></text:p>
            <text:p text:style-name="P1625"/>
            <text:p text:style-name="P1626"><text:span text:style-name="T1627"><text:s text:c="4"/>printf</text:span><text:span text:style-name="T1628">(</text:span><text:span text:style-name="T1629">"Somme = %.2lf\n"</text:span><text:span text:style-name="T1630">,</text:span><text:span text:style-name="T1631"><text:s/>somme</text:span><text:span text:style-name="T1632">);</text:span></text:p>
            <text:soft-page-break/>
            <text:p text:style-name="P1633"><text:s text:c="4"/></text:p>
            <text:p text:style-name="P1634"><text:span text:style-name="T1635"><text:s text:c="4"/></text:span><text:span text:style-name="T1636">return</text:span><text:span text:style-name="T1637"><text:s/></text:span><text:span text:style-name="T1638">0</text:span><text:span text:style-name="T1639">;</text:span></text:p>
            <text:p text:style-name="P1640"><text:span text:style-name="T1641">}</text:span></text:p>
          </table:table-cell>
        </table:table-row>
      </table:table>
      <text:p text:style-name="P1642"/>
      <text:list text:style-name="LFO3" text:continue-numbering="true">
        <text:list-item>
          <text:p text:style-name="P1643">Question 3</text:p>
        </text:list-item>
      </text:list>
      <text:p text:style-name="P1644"/>
      <table:table table:style-name="Table1645">
        <table:table-columns>
          <table:table-column table:style-name="TableColumn1646"/>
        </table:table-columns>
        <table:table-row table:style-name="TableRow1647">
          <table:table-cell table:style-name="TableCell1648">
            <text:p text:style-name="P1649">#include&lt;stdio.h&gt;</text:p>
            <text:p text:style-name="P1650"/>
            <text:p text:style-name="P1651"><text:span text:style-name="T1652">int</text:span><text:span text:style-name="T1653"><text:s/>main<text:s/></text:span><text:span text:style-name="T1654">(</text:span><text:span text:style-name="T1655">){</text:span></text:p>
            <text:p text:style-name="P1656"><text:span text:style-name="T1657"><text:s text:c="4"/></text:span><text:span text:style-name="T1658">int</text:span><text:span text:style-name="T1659"><text:s/>i</text:span><text:span text:style-name="T1660">,</text:span><text:span text:style-name="T1661"><text:s/>j</text:span><text:span text:style-name="T1662">,</text:span><text:span text:style-name="T1663"><text:s/>nb</text:span><text:span text:style-name="T1664">;</text:span></text:p>
            <text:p text:style-name="P1665"><text:s text:c="10"/><text:span text:style-name="T1666">printf</text:span><text:span text:style-name="T1667">(</text:span><text:span text:style-name="T1668">"Entrez un entier positif : \n"</text:span><text:span text:style-name="T1669">);</text:span></text:p>
            <text:p text:style-name="P1670"><text:span text:style-name="T1671"><text:s text:c="4"/></text:span><text:span text:style-name="T1672">for</text:span><text:span text:style-name="T1673"><text:s/></text:span><text:span text:style-name="T1674">(</text:span><text:span text:style-name="T1675">nb = -1</text:span><text:span text:style-name="T1676">;</text:span><text:span text:style-name="T1677"><text:s/>nb &lt;= 0</text:span><text:span text:style-name="T1678">;){</text:span></text:p>
            <text:p text:style-name="P1679"><text:span text:style-name="T1680"><text:s text:c="8"/>scanf</text:span><text:span text:style-name="T1681">(</text:span><text:span text:style-name="T1682">"%d"</text:span><text:span text:style-name="T1683">,<text:s/></text:span><text:span text:style-name="T1684">&amp;nb</text:span><text:span text:style-name="T1685">);</text:span></text:p>
            <text:p text:style-name="P1686"><text:span text:style-name="T1687"><text:s text:c="4"/></text:span><text:span text:style-name="T1688">}</text:span></text:p>
            <text:p text:style-name="P1689"/>
            <text:p text:style-name="P1690"><text:span text:style-name="T1691"><text:s text:c="4"/>printf</text:span><text:span text:style-name="T1692">(</text:span><text:span text:style-name="T1693">"Les tables de multiplication de 1 à %d"</text:span><text:span text:style-name="T1694">,</text:span><text:span text:style-name="T1695"><text:s/>nb</text:span><text:span text:style-name="T1696">);</text:span></text:p>
            <text:p text:style-name="P1697"><text:span text:style-name="T1698"><text:s text:c="4"/></text:span><text:span text:style-name="T1699">for</text:span><text:span text:style-name="T1700"><text:s/></text:span><text:span text:style-name="T1701">(</text:span><text:span text:style-name="T1702">i<text:s/></text:span><text:span text:style-name="T1703">=</text:span><text:span text:style-name="T1704"><text:s/></text:span><text:span text:style-name="T1705">1</text:span><text:span text:style-name="T1706">;</text:span><text:span text:style-name="T1707"><text:s/>i<text:s/></text:span><text:span text:style-name="T1708">&lt;=</text:span><text:span text:style-name="T1709"><text:s/></text:span><text:span text:style-name="T1710">10</text:span><text:span text:style-name="T1711">;</text:span><text:span text:style-name="T1712"><text:s/>i</text:span><text:span text:style-name="T1713">++){</text:span></text:p>
            <text:p text:style-name="P1714"><text:span text:style-name="T1715"><text:s text:c="8"/></text:span><text:span text:style-name="T1716">for</text:span><text:span text:style-name="T1717"><text:s/></text:span><text:span text:style-name="T1718">(</text:span><text:span text:style-name="T1719">j<text:s/></text:span><text:span text:style-name="T1720">=</text:span><text:span text:style-name="T1721"><text:s/></text:span><text:span text:style-name="T1722">1</text:span><text:span text:style-name="T1723">;</text:span><text:span text:style-name="T1724"><text:s/>j</text:span><text:span text:style-name="T1725">&lt;=</text:span><text:span text:style-name="T1726">nb</text:span><text:span text:style-name="T1727">;</text:span><text:span text:style-name="T1728"><text:s/>j</text:span><text:span text:style-name="T1729">++){</text:span></text:p>
            <text:p text:style-name="P1730"><text:span text:style-name="T1731"><text:s text:c="12"/>printf<text:s/></text:span><text:span text:style-name="T1732">(</text:span><text:span text:style-name="T1733">"%d x %d = %d "</text:span><text:span text:style-name="T1734">,</text:span><text:span text:style-name="T1735">i</text:span><text:span text:style-name="T1736">,</text:span><text:span text:style-name="T1737">j</text:span><text:span text:style-name="T1738">,</text:span><text:span text:style-name="T1739">i</text:span><text:span text:style-name="T1740">*</text:span><text:span text:style-name="T1741">j</text:span><text:span text:style-name="T1742">);</text:span></text:p>
            <text:p text:style-name="P1743"><text:span text:style-name="T1744"><text:s text:c="8"/></text:span><text:span text:style-name="T1745">}</text:span></text:p>
            <text:p text:style-name="P1746"><text:span text:style-name="T1747"><text:s text:c="8"/>printf<text:s/></text:span><text:span text:style-name="T1748">(</text:span><text:span text:style-name="T1749">"\n"</text:span><text:span text:style-name="T1750">);</text:span></text:p>
            <text:p text:style-name="P1751"><text:span text:style-name="T1752"><text:s text:c="4"/></text:span><text:span text:style-name="T1753">}</text:span></text:p>
            <text:p text:style-name="P1754"/>
            <text:p text:style-name="P1755"><text:span text:style-name="T1756"><text:s text:c="4"/></text:span><text:span text:style-name="T1757">return</text:span><text:span text:style-name="T1758"><text:s/></text:span><text:span text:style-name="T1759">0</text:span><text:span text:style-name="T1760">;</text:span></text:p>
            <text:p text:style-name="P1761"><text:span text:style-name="T1762">}</text:span></text:p>
          </table:table-cell>
        </table:table-row>
      </table:table>
      <text:p text:style-name="P1763"/>
      <text:list text:style-name="LFO3" text:continue-numbering="true">
        <text:list-item>
          <text:p text:style-name="P1764">Question 4</text:p>
        </text:list-item>
      </text:list>
      <text:p text:style-name="P1765"/>
      <table:table table:style-name="Table1766">
        <table:table-columns>
          <table:table-column table:style-name="TableColumn1767"/>
        </table:table-columns>
        <table:table-row table:style-name="TableRow1768">
          <table:table-cell table:style-name="TableCell1769">
            <text:p text:style-name="P1770">#include&lt;stdio.h&gt;</text:p>
            <text:p text:style-name="P1771"/>
            <text:p text:style-name="P1772"><text:span text:style-name="T1773">int</text:span><text:span text:style-name="T1774"><text:s/>main<text:s/></text:span><text:span text:style-name="T1775">(</text:span><text:span text:style-name="T1776">){</text:span></text:p>
            <text:p text:style-name="P1777"><text:span text:style-name="T1778"><text:s text:c="4"/></text:span><text:span text:style-name="T1779">int</text:span><text:span text:style-name="T1780"><text:s/>i</text:span><text:span text:style-name="T1781">,</text:span><text:span text:style-name="T1782"><text:s/>j</text:span><text:span text:style-name="T1783">,</text:span><text:span text:style-name="T1784"><text:s/></text:span><text:span text:style-name="T1785">nb</text:span><text:span text:style-name="T1786">,</text:span><text:span text:style-name="T1787"><text:s/>num</text:span><text:span text:style-name="T1788">;</text:span></text:p>
            <text:p text:style-name="P1789"/>
            <text:p text:style-name="P1790"><text:span text:style-name="T1791"><text:s text:c="4"/>num<text:s/></text:span><text:span text:style-name="T1792">=</text:span><text:span text:style-name="T1793"><text:s/></text:span><text:span text:style-name="T1794">1</text:span><text:span text:style-name="T1795">;</text:span></text:p>
            <text:p text:style-name="P1796"/>
            <text:p text:style-name="P1797"><text:span text:style-name="T1798"><text:s text:c="4"/></text:span><text:span text:style-name="T1799">for</text:span><text:span text:style-name="T1800"><text:s/></text:span><text:span text:style-name="T1801">(</text:span><text:span text:style-name="T1802">nb = -1</text:span><text:span text:style-name="T1803">;</text:span><text:span text:style-name="T1804"><text:s/>nb &lt;= 0</text:span><text:span text:style-name="T1805">;){</text:span></text:p>
            <text:p text:style-name="P1806"><text:span text:style-name="T1807"><text:s text:c="8"/>scanf</text:span><text:span text:style-name="T1808">(</text:span><text:span text:style-name="T1809">"%d"</text:span><text:span text:style-name="T1810">,<text:s/></text:span><text:span text:style-name="T1811">&amp;nb</text:span><text:span text:style-name="T1812">);</text:span></text:p>
            <text:p text:style-name="P1813"><text:span text:style-name="T1814"><text:s text:c="4"/></text:span><text:span text:style-name="T1815">}</text:span></text:p>
            <text:p text:style-name="P1816"><text:s text:c="4"/></text:p>
            <text:p text:style-name="P1817"><text:span text:style-name="T1818"><text:s text:c="4"/></text:span><text:span text:style-name="T1819">for</text:span><text:span text:style-name="T1820"><text:s/></text:span><text:span text:style-name="T1821">(</text:span><text:span text:style-name="T1822">i<text:s/></text:span><text:span text:style-name="T1823">=</text:span><text:span text:style-name="T1824"><text:s/></text:span><text:span text:style-name="T1825">1</text:span><text:span text:style-name="T1826">;</text:span><text:span text:style-name="T1827"><text:s/>i</text:span><text:span text:style-name="T1828">&lt;=</text:span><text:span text:style-name="T1829">nb</text:span><text:span text:style-name="T1830">;</text:span><text:span text:style-name="T1831"><text:s/>i</text:span><text:span text:style-name="T1832">++){</text:span></text:p>
            <text:p text:style-name="P1833"><text:span text:style-name="T1834"><text:s text:c="8"/></text:span><text:span text:style-name="T1835">for</text:span><text:span text:style-name="T1836"><text:s/></text:span><text:span text:style-name="T1837">(</text:span><text:span text:style-name="T1838">j<text:s/></text:span><text:span text:style-name="T1839">=</text:span><text:span text:style-name="T1840"><text:s/></text:span><text:span text:style-name="T1841">1</text:span><text:span text:style-name="T1842">;</text:span><text:span text:style-name="T1843"><text:s/>j</text:span><text:span text:style-name="T1844">&lt;=</text:span><text:span text:style-name="T1845">i</text:span><text:span text:style-name="T1846">;</text:span><text:span text:style-name="T1847"><text:s/>j</text:span><text:span text:style-name="T1848">++){</text:span></text:p>
            <text:p text:style-name="P1849"><text:span text:style-name="T1850"><text:s text:c="12"/></text:span><text:span text:style-name="T1851"><text:s/>printf</text:span><text:span text:style-name="T1852">(</text:span><text:span text:style-name="T1853">"%d "</text:span><text:span text:style-name="T1854">,</text:span><text:span text:style-name="T1855"><text:s/>num</text:span><text:span text:style-name="T1856">++);</text:span><text:span text:style-name="T1857"><text:s text:c="2"/></text:span></text:p>
            <text:p text:style-name="P1858"><text:span text:style-name="T1859"><text:s text:c="8"/></text:span><text:span text:style-name="T1860">}</text:span></text:p>
            <text:p text:style-name="P1861"><text:span text:style-name="T1862"><text:s text:c="8"/>printf</text:span><text:span text:style-name="T1863">(</text:span><text:span text:style-name="T1864">"\n"</text:span><text:span text:style-name="T1865">);</text:span></text:p>
            <text:p text:style-name="P1866"><text:span text:style-name="T1867"><text:s text:c="4"/></text:span><text:span text:style-name="T1868">}</text:span></text:p>
            <text:p text:style-name="P1869"><text:span text:style-name="T1870"><text:s text:c="4"/></text:span><text:span text:style-name="T1871">return</text:span><text:span text:style-name="T1872"><text:s/></text:span><text:span text:style-name="T1873">0</text:span><text:span text:style-name="T1874">;</text:span></text:p>
            <text:p text:style-name="P1875"><text:span text:style-name="T1876">}</text:span></text:p>
          </table:table-cell>
        </table:table-row>
      </table:table>
      <text:p text:style-name="P1877"/>
      <text:p text:style-name="P18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c91" style:display-name="sc91" style:family="text" style:parent-style-name="Policepardéfaut">
      <style:text-properties style:font-name="Courier New" style:font-name-complex="Courier New" fo:color="#804000" fo:font-size="10pt" style:font-size-asian="10pt" style:font-size-complex="10pt"/>
    </style:style>
    <style:style style:name="sc0" style:display-name="sc0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Policepardéfaut">
      <style:text-properties style:font-name="Courier New" style:font-name-complex="Courier New" fo:color="#8000FF" fo:font-size="10pt" style:font-size-asian="10pt" style:font-size-complex="10pt"/>
    </style:style>
    <style:style style:name="sc11" style:display-name="sc11" style:family="text" style:parent-style-name="Policepardéfaut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Policepardéfau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61" style:display-name="sc61" style:family="text" style:parent-style-name="Policepardéfaut">
      <style:text-properties style:font-name="Courier New" style:font-name-complex="Courier New" fo:color="#808080" fo:font-size="10pt" style:font-size-asian="10pt" style:font-size-complex="10pt"/>
    </style:style>
    <style:style style:name="sc41" style:display-name="sc41" style:family="text" style:parent-style-name="Policepardéfaut">
      <style:text-properties style:font-name="Courier New" style:font-name-complex="Courier New" fo:color="#FF8000" fo:font-size="10pt" style:font-size-asian="10pt" style:font-size-complex="10pt"/>
    </style:style>
    <style:style style:name="sc51" style:display-name="sc51" style:family="text" style:parent-style-name="Policepardéfau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Pieddepage" style:family="paragraph">
      <style:paragraph-properties fo:text-align="center"/>
      <style:text-properties fo:color="#0070C0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C : TD2</text:p>
            </table:table-cell>
          </table:table-row>
        </table:table>
        <text:p text:style-name="P7"/>
      </style:header>
      <style:footer>
        <text:p text:style-name="P8">Info0301-TD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09-16T11:17:00Z</meta:creation-date>
    <dc:date>2020-09-30T15:58:00Z</dc:date>
    <meta:print-date>2020-09-22T18:04:00Z</meta:print-date>
    <meta:template xlink:href="Normal" xlink:type="simple"/>
    <meta:editing-cycles>53</meta:editing-cycles>
    <meta:editing-duration>PT13020S</meta:editing-duration>
    <meta:document-statistic meta:page-count="8" meta:paragraph-count="13" meta:word-count="1022" meta:character-count="6636" meta:row-count="46" meta:non-whitespace-character-count="5627"/>
  </office:meta>
</office:document-meta>
</file>